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ce style:name="Times New Roman" svg:font-family="'Times New Roman'"/>
    <style:font-face style:name="TimesNewRomanPSMT" svg:font-family="TimesNewRomanPSMT"/>
  </office:font-face-decls>
  <office:automatic-styles>
    <style:style style:name="Table1" style:family="table">
      <style:table-properties style:width="17.011cm" fo:margin-left="0cm" table:align="left"/>
    </style:style>
    <style:style style:name="Table1.A" style:family="table-column">
      <style:table-column-properties style:column-width="2.09cm"/>
    </style:style>
    <style:style style:name="Table1.B" style:family="table-column">
      <style:table-column-properties style:column-width="14.921cm"/>
    </style:style>
    <style:style style:name="Table1.A1" style:family="table-cell">
      <style:table-cell-properties style:vertical-align="middle" fo:padding="0.049cm" fo:border="0.05pt solid #000000"/>
    </style:style>
    <style:style style:name="Table1.B1" style:family="table-cell">
      <style:table-cell-properties fo:padding="0.049cm" fo:border="none"/>
    </style:style>
    <style:style style:name="Table1.B2" style:family="table-cell">
      <style:table-cell-properties fo:padding="0.049cm" fo:border="none"/>
    </style:style>
    <style:style style:name="Table1.A171" style:family="table-cell">
      <style:table-cell-properties style:vertical-align="middle" fo:padding="0.049cm" fo:border="0.05pt solid #d2d2df"/>
    </style:style>
    <style:style style:name="Table1.B271" style:family="table-cell">
      <style:table-cell-properties style:vertical-align="middle" fo:padding="0.049cm" fo:border="0.5pt solid #000000"/>
    </style:style>
    <style:style style:name="Table1.B272" style:family="table-cell">
      <style:table-cell-properties style:vertical-align="middle" fo:padding="0.049cm" fo:border-left="0.5pt solid #000000" fo:border-right="0.5pt solid #000000" fo:border-top="0.05pt solid #000000" fo:border-bottom="0.5pt solid #000000"/>
    </style:style>
    <style:style style:name="P1" style:family="paragraph" style:parent-style-name="Table_20_Contents">
      <style:text-properties style:font-name="TimesNewRomanPSMT" fo:font-size="14pt" style:font-size-asian="14pt" style:font-size-complex="14pt"/>
    </style:style>
    <style:style style:name="P2" style:family="paragraph" style:parent-style-name="Table_20_Contents">
      <style:text-properties style:font-name="TimesNewRomanPSMT" fo:font-size="14pt" officeooo:paragraph-rsid="001e9ad3" style:font-size-asian="14pt" style:font-size-complex="14pt"/>
    </style:style>
    <style:style style:name="P3" style:family="paragraph" style:parent-style-name="Table_20_Contents">
      <style:text-properties fo:color="#ff0000" loext:opacity="100%" style:font-name="TimesNewRomanPSMT" fo:font-size="14pt" officeooo:rsid="001e9ad3" officeooo:paragraph-rsid="001e9ad3" style:font-size-asian="14pt" style:font-size-complex="14pt"/>
    </style:style>
    <style:style style:name="P4" style:family="paragraph" style:parent-style-name="Table_20_Contents">
      <style:text-properties fo:color="#ff0000" loext:opacity="100%" style:font-name="TimesNewRomanPSMT" fo:font-size="14pt" style:font-size-asian="14pt" style:font-size-complex="14pt"/>
    </style:style>
    <style:style style:name="P5" style:family="paragraph" style:parent-style-name="Table_20_Contents">
      <style:text-properties fo:color="#ff0000" loext:opacity="100%" style:font-name="Calibri" fo:font-size="14pt" style:font-size-asian="14pt" style:font-size-complex="14pt"/>
    </style:style>
    <style:style style:name="P6" style:family="paragraph" style:parent-style-name="Table_20_Contents">
      <style:paragraph-properties fo:text-align="center" style:justify-single-word="false"/>
      <style:text-properties style:font-name="Calibri" fo:font-size="14pt" style:font-size-asian="14pt" style:font-size-complex="14pt"/>
    </style:style>
    <style:style style:name="P7" style:family="paragraph" style:parent-style-name="Table_20_Contents">
      <style:paragraph-properties fo:text-align="end" style:justify-single-word="false"/>
      <style:text-properties style:font-name="Calibri" fo:font-size="14pt" style:font-size-asian="14pt" style:font-size-complex="14pt"/>
    </style:style>
    <style:style style:name="P8" style:family="paragraph" style:parent-style-name="Table_20_Contents">
      <style:text-properties style:font-name="Calibri" fo:font-size="14pt" style:font-size-asian="14pt" style:font-size-complex="14pt"/>
    </style:style>
    <style:style style:name="P9" style:family="paragraph" style:parent-style-name="Table_20_Contents">
      <style:text-properties style:font-name="Times New Roman" fo:font-size="14pt" style:font-size-asian="14pt" style:font-size-complex="14pt"/>
    </style:style>
    <style:style style:name="P10" style:family="paragraph" style:parent-style-name="Table_20_Contents">
      <style:paragraph-properties fo:text-align="justify" style:justify-single-word="false"/>
      <style:text-properties style:font-name="Times New Roman" fo:font-size="14pt" style:font-size-asian="14pt" style:font-size-complex="14pt"/>
    </style:style>
    <style:style style:name="P11" style:family="paragraph" style:parent-style-name="Table_20_Contents">
      <style:text-properties fo:font-size="14pt" style:font-size-asian="14pt" style:font-size-complex="14pt"/>
    </style:style>
    <style:style style:name="T1" style:family="text">
      <style:text-properties fo:color="#ff0000" loext:opacity="100%"/>
    </style:style>
    <style:style style:name="T2" style:family="text">
      <style:text-properties fo:color="#ff0000" loext:opacity="100%" style:font-name="TimesNewRomanPSMT"/>
    </style:style>
    <style:style style:name="T3" style:family="text">
      <style:text-properties fo:color="#ff0000" loext:opacity="100%" style:font-name="Arial"/>
    </style:style>
    <style:style style:name="T4" style:family="text">
      <style:text-properties fo:color="#ff0000" loext:opacity="100%" style:font-name="Arial" fo:font-weight="bold"/>
    </style:style>
    <style:style style:name="T5" style:family="text">
      <style:text-properties fo:color="#ff0000" loext:opacity="100%" fo:font-weight="bold"/>
    </style:style>
    <style:style style:name="T6" style:family="text">
      <style:text-properties fo:color="#ff0000" loext:opacity="100%" style:font-name="Times New Roman"/>
    </style:style>
    <style:style style:name="T7" style:family="text">
      <style:text-properties fo:color="#ff0000" loext:opacity="100%" style:font-name="Calibri"/>
    </style:style>
    <style:style style:name="T8" style:family="text">
      <style:text-properties fo:color="#ff0000" loext:opacity="100%" style:font-name="Calibri" fo:font-weight="bold"/>
    </style:style>
    <style:style style:name="T9" style:family="text">
      <style:text-properties fo:color="#ff0000" loext:opacity="100%" style:font-name="Calibri" fo:font-style="italic" fo:font-weight="bold"/>
    </style:style>
    <style:style style:name="T10" style:family="text">
      <style:text-properties fo:color="#ff0000" loext:opacity="100%" style:font-name="Tahoma"/>
    </style:style>
    <style:style style:name="T11" style:family="text">
      <style:text-properties style:font-name="TimesNewRomanPSMT"/>
    </style:style>
    <style:style style:name="T12" style:family="text">
      <style:text-properties style:font-name="Times New Roman"/>
    </style:style>
    <style:style style:name="T13" style:family="text">
      <style:text-properties fo:color="#0563c1" loext:opacity="100%" style:font-name="Calibri" fo:font-size="14pt" style:text-underline-style="solid" style:text-underline-width="auto" style:text-underline-color="font-color" style:font-size-asian="14pt" style:font-size-complex="14pt"/>
    </style:style>
    <style:style style:name="T14" style:family="text">
      <style:text-properties fo:color="#000080" loext:opacity="100%" style:font-name="Calibri" fo:font-size="14pt" style:text-underline-style="solid" style:text-underline-width="auto" style:text-underline-color="font-color"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table-cell table:style-name="Table1.A1" office:value-type="string">
            <text:p text:style-name="P1"/>
          </table:table-cell>
          <table:table-cell table:style-name="Table1.B1" office:value-type="string">
            <text:p text:style-name="P2">Kimlar pedagogik faoliyat bilan shug‘ullanish huquqiga ega?</text:p>
          </table:table-cell>
        </table:table-row>
        <table:table-row>
          <table:table-cell table:style-name="Table1.A1" office:value-type="string">
            <text:p text:style-name="P3"/>
          </table:table-cell>
          <table:table-cell table:style-name="Table1.B1" office:value-type="string">
            <text:p text:style-name="P3">педагог ананавий ахлокий киёфаси билан уз ташки куриниши уртасидаги узаро уйгунлик мутаносиблиги</text:p>
          </table:table-cell>
        </table:table-row>
        <table:table-row>
          <table:table-cell table:style-name="Table1.A1" table:number-rows-spanned="2" office:value-type="string">
            <text:p text:style-name="P6">2</text:p>
          </table:table-cell>
          <table:table-cell table:style-name="Table1.A1" office:value-type="string">
            <text:p text:style-name="P1">Pedagog imiji bu-?</text:p>
          </table:table-cell>
        </table:table-row>
        <table:table-row>
          <table:covered-table-cell table:style-name="Table1.A1"/>
          <table:table-cell table:style-name="Table1.A1" office:value-type="string">
            <text:p text:style-name="P4">педпгогик имижи деганда унинг ташки ва ички куриниши назарда тутилади. Укитувчининг ташки куриниши "педагогнинг имижи"га албатта мос булиши лозим.Шунингдек, укитувчининг киёфаси ва униг чехрасида ва кийинишида намоён булади</text:p>
          </table:table-cell>
        </table:table-row>
        <table:table-row>
          <table:table-cell table:style-name="Table1.A1" table:number-rows-spanned="2" office:value-type="string">
            <text:p text:style-name="P6">3</text:p>
          </table:table-cell>
          <table:table-cell table:style-name="Table1.A1" office:value-type="string">
            <text:p text:style-name="P1">Pedagogik faoliyat deganda qanday jarayon tushuniladi?</text:p>
          </table:table-cell>
        </table:table-row>
        <table:table-row>
          <table:covered-table-cell table:style-name="Table1.A1"/>
          <table:table-cell table:style-name="Table1.A1" office:value-type="string">
            <text:p text:style-name="P4">бу ижтимоий тажриба,моддий ва манавий маданиятнинг авлоддан авлодга утиши амалга ошириладиган инсон фаолиятиниг мустакил тури</text:p>
          </table:table-cell>
        </table:table-row>
        <table:table-row>
          <table:table-cell table:style-name="Table1.A1" table:number-rows-spanned="2" office:value-type="string">
            <text:p text:style-name="P6">4</text:p>
          </table:table-cell>
          <table:table-cell table:style-name="Table1.A1" office:value-type="string">
            <text:p text:style-name="P1">Oliy ma’lumot haqida davlat hujjati nima?</text:p>
          </table:table-cell>
        </table:table-row>
        <table:table-row>
          <table:covered-table-cell table:style-name="Table1.A1"/>
          <table:table-cell table:style-name="Table1.A1" office:value-type="string">
            <text:p text:style-name="P4">диплом</text:p>
          </table:table-cell>
        </table:table-row>
        <table:table-row>
          <table:table-cell table:style-name="Table1.A1" table:number-rows-spanned="2" office:value-type="string">
            <text:p text:style-name="P6">5</text:p>
          </table:table-cell>
          <table:table-cell table:style-name="Table1.A1" office:value-type="string">
            <text:p text:style-name="P1">Pedagogik jarayonning vazifasi nimalardan iborat?</text:p>
          </table:table-cell>
        </table:table-row>
        <table:table-row>
          <table:covered-table-cell table:style-name="Table1.A1"/>
          <table:table-cell table:style-name="Table1.A1" office:value-type="string">
            <text:p text:style-name="P4">"жисмоний тарбия соглом,жисмонан ва манавий жихатдан баркамол,ёш авлодни шакллантиришга каратилган педагогик жараёндир</text:p>
          </table:table-cell>
        </table:table-row>
        <table:table-row>
          <table:table-cell table:style-name="Table1.A1" table:number-rows-spanned="2" office:value-type="string">
            <text:p text:style-name="P6">6</text:p>
          </table:table-cell>
          <table:table-cell table:style-name="Table1.A1" office:value-type="string">
            <text:p text:style-name="P1">O‘qituvchining kommunikativ qobiliyati qaysi javobda to‘g’ri ko‘rsatilgan?</text:p>
          </table:table-cell>
        </table:table-row>
        <table:table-row>
          <table:covered-table-cell table:style-name="Table1.A1"/>
          <table:table-cell table:style-name="Table1.A1" office:value-type="string">
            <text:p text:style-name="P4">Muloqot,aloqa o‘rnatish,muomola uslublari,pedagogik tasir ko‘rsatish,ishontirish,maqullash</text:p>
          </table:table-cell>
        </table:table-row>
        <table:table-row>
          <table:table-cell table:style-name="Table1.A1" table:number-rows-spanned="2" office:value-type="string">
            <text:p text:style-name="P6">7</text:p>
          </table:table-cell>
          <table:table-cell table:style-name="Table1.A1" office:value-type="string">
            <text:p text:style-name="P1">Muloqot nima?</text:p>
          </table:table-cell>
        </table:table-row>
        <table:table-row>
          <table:covered-table-cell table:style-name="Table1.A1"/>
          <table:table-cell table:style-name="Table1.A1" office:value-type="string">
            <text:p text:style-name="P4">2 ёки ундан ортик киши афектив бахоловчи характерда ва билиш буйича малумот ва ахборот алмашинуви</text:p>
          </table:table-cell>
        </table:table-row>
        <table:table-row>
          <table:table-cell table:style-name="Table1.A1" table:number-rows-spanned="2" office:value-type="string">
            <text:p text:style-name="P6">8</text:p>
          </table:table-cell>
          <table:table-cell table:style-name="Table1.A1" office:value-type="string">
            <text:p text:style-name="P1">Nutq texnikasiga nimalar kiradi?</text:p>
          </table:table-cell>
        </table:table-row>
        <table:table-row>
          <table:covered-table-cell table:style-name="Table1.A1"/>
          <table:table-cell table:style-name="Table1.A1" office:value-type="string">
            <text:p text:style-name="P4">нутк техникасига;нафас олиш,товуш,диктсия,ритмика киради</text:p>
          </table:table-cell>
        </table:table-row>
        <table:table-row>
          <table:table-cell table:style-name="Table1.A1" table:number-rows-spanned="2" office:value-type="string">
            <text:p text:style-name="P6">9</text:p>
          </table:table-cell>
          <table:table-cell table:style-name="Table1.A1" office:value-type="string">
            <text:p text:style-name="P1">2020-yil 23-sentabrda O’zbekiston Respublikasi prezidenti tomonidan nechanchi son bilan “Ta’lim to’g’risida”gi Qonunning<text:line-break/>yangi tahriri imzolandi?</text:p>
          </table:table-cell>
        </table:table-row>
        <table:table-row>
          <table:covered-table-cell table:style-name="Table1.A1"/>
          <table:table-cell table:style-name="Table1.A1" office:value-type="string">
            <text:p text:style-name="P4">537-сон билан</text:p>
          </table:table-cell>
        </table:table-row>
        <table:table-row>
          <table:table-cell table:style-name="Table1.A1" table:number-rows-spanned="2" office:value-type="string">
            <text:p text:style-name="P6">10</text:p>
          </table:table-cell>
          <table:table-cell table:style-name="Table1.A1" office:value-type="string">
            <text:p text:style-name="P11">“<text:span text:style-name="T11">Ta’lim to’g’risida”gi qonun nechta modadan iborat?</text:span></text:p>
          </table:table-cell>
        </table:table-row>
        <table:table-row>
          <table:covered-table-cell table:style-name="Table1.A1"/>
          <table:table-cell table:style-name="Table1.A1" office:value-type="string">
            <text:p text:style-name="P4">75 моддадан иборат</text:p>
          </table:table-cell>
        </table:table-row>
        <table:table-row>
          <table:table-cell table:style-name="Table1.A1" table:number-rows-spanned="2" office:value-type="string">
            <text:p text:style-name="P6">11</text:p>
          </table:table-cell>
          <table:table-cell table:style-name="Table1.A1" office:value-type="string">
            <text:p text:style-name="P1">2020-yil 23-sentabrda O’zbekiston Respublikasi prezidenti tomonidan 637-son bilan “Ta’lim to’g’risida”gi Qonun nechta<text:line-break/>bobdan tashkil topgan?</text:p>
          </table:table-cell>
        </table:table-row>
        <table:table-row>
          <table:covered-table-cell table:style-name="Table1.A1"/>
          <table:table-cell table:style-name="Table1.A1" office:value-type="string">
            <text:p text:style-name="P4">11 бобдан </text:p>
          </table:table-cell>
        </table:table-row>
        <table:table-row>
          <table:table-cell table:style-name="Table1.A1" table:number-rows-spanned="2" office:value-type="string">
            <text:p text:style-name="P6">12</text:p>
          </table:table-cell>
          <table:table-cell table:style-name="Table1.A1" office:value-type="string">
            <text:p text:style-name="P1">Ta’lim tashkilotlari pedagog xodimlarining huquqiy maqomi nechanchi bobda ko’rsatilgan va nechanchi moddalarni o’z<text:line-break/>ichiga oladi?</text:p>
          </table:table-cell>
        </table:table-row>
        <table:table-row>
          <table:covered-table-cell table:style-name="Table1.A1"/>
          <table:table-cell table:style-name="Table1.A1" office:value-type="string">
            <text:p text:style-name="P4">5-бобда 44,45,46-моддаларни</text:p>
          </table:table-cell>
        </table:table-row>
        <table:table-row>
          <table:table-cell table:style-name="Table1.A1" table:number-rows-spanned="2" office:value-type="string">
            <text:p text:style-name="P6">13</text:p>
          </table:table-cell>
          <table:table-cell table:style-name="Table1.A1" office:value-type="string">
            <text:p text:style-name="P1">Qaysi ta’lim tashkilotlariga o’qishga qabul qilish tanlov asosida amalga oshiriladi?</text:p>
          </table:table-cell>
        </table:table-row>
        <table:table-row>
          <table:covered-table-cell table:style-name="Table1.A1"/>
          <table:table-cell table:style-name="Table1.A1" office:value-type="string">
            <text:p text:style-name="P4">академик литцей,касб хунар мактаблари,касб хунар коллежлари,олий талим муассасалари</text:p>
          </table:table-cell>
        </table:table-row>
        <table:table-row>
          <table:table-cell table:style-name="Table1.A1" table:number-rows-spanned="2" office:value-type="string">
            <text:p text:style-name="P6">14</text:p>
          </table:table-cell>
          <table:table-cell table:style-name="Table1.A1" office:value-type="string">
            <text:p text:style-name="P1">Ta’lim faoliyatini tashkil etish va uning nazoratini amalga oshirish “Ta’lim to’g’risida”gi qonunning qaysi bobida<text:line-break/>ko’rsatilgan?</text:p>
          </table:table-cell>
        </table:table-row>
        <table:table-row>
          <table:covered-table-cell table:style-name="Table1.A1"/>
          <table:table-cell table:style-name="Table1.A1" office:value-type="string">
            <text:p text:style-name="P4">талим тугрисидаги конуннинг 4-бобида</text:p>
          </table:table-cell>
        </table:table-row>
        <table:table-row>
          <table:table-cell table:style-name="Table1.A1" table:number-rows-spanned="2" office:value-type="string">
            <text:p text:style-name="P6">15</text:p>
          </table:table-cell>
          <table:table-cell table:style-name="Table1.A1" office:value-type="string">
            <text:p text:style-name="P1">3 bobda keltirilgan ta’lim tizimini boshqarishga qaysi moddalar kiradi va nimalar deyilgan?</text:p>
          </table:table-cell>
        </table:table-row>
        <table:table-row>
          <table:covered-table-cell table:style-name="Table1.A1"/>
          <table:table-cell table:style-name="Table1.A1" office:value-type="string">
            <text:p text:style-name="P4">38-28 гача</text:p>
          </table:table-cell>
        </table:table-row>
        <table:table-row>
          <table:table-cell table:style-name="Table1.A1" table:number-rows-spanned="2" office:value-type="string">
            <text:p text:style-name="P6">16</text:p>
          </table:table-cell>
          <table:table-cell table:style-name="Table1.A1" office:value-type="string">
            <text:p text:style-name="P11">“<text:span text:style-name="T11">Ta’lim to’g’risida”gi qonun Qonunchilik palatasi tomonidan nechanchi yil qabul qilingan?</text:span></text:p>
          </table:table-cell>
        </table:table-row>
        <table:table-row>
          <table:covered-table-cell table:style-name="Table1.A1"/>
          <table:table-cell table:style-name="Table1.A1" office:value-type="string">
            <text:p text:style-name="P4">талим тугрисидаги конун-конунчилик палатаси томонидан 2020-йил 19-майда кабул килинган, сенат томонидан 2020-йил 7-августда тасдикланган</text:p>
          </table:table-cell>
        </table:table-row>
        <table:table-row>
          <table:table-cell table:style-name="Table1.A1" table:number-rows-spanned="2" office:value-type="string">
            <text:p text:style-name="P6">17</text:p>
          </table:table-cell>
          <table:table-cell table:style-name="Table1.A1" office:value-type="string">
            <text:p text:style-name="P11">“<text:span text:style-name="T11">Ta’lim to‘g‘risida”gi qonunning maqsadli ta’lim sohalarini toping?</text:span></text:p>
          </table:table-cell>
        </table:table-row>
        <table:table-row>
          <table:covered-table-cell table:style-name="Table1.A1"/>
          <table:table-cell table:style-name="Table1.A1" office:value-type="string">
            <text:p text:style-name="P4">J:maktabgacha ta’lim va tarbiya; • umumiy o‘rta va o‘rta maxsus ta’lim; • professional ta’lim; • oliy ta’lim; • oliy ta’limdan keyingi ta’lim; • kadrlarni qayta tayyorlash va ularning malakasini oshirish</text:p>
          </table:table-cell>
        </table:table-row>
        <table:table-row>
          <table:table-cell table:style-name="Table1.A1" table:number-rows-spanned="2" office:value-type="string">
            <text:p text:style-name="P6">18</text:p>
          </table:table-cell>
          <table:table-cell table:style-name="Table1.A1" office:value-type="string">
            <text:p text:style-name="P1">Oʻzbekiston Respublikasining “Taʼlim toʻgʻrisida”gi Qonunining asosiy maqsad va vazifalari nimalardan iborat?</text:p>
          </table:table-cell>
        </table:table-row>
        <table:table-row>
          <table:covered-table-cell table:style-name="Table1.A1"/>
          <table:table-cell table:style-name="Table1.A1" office:value-type="string">
            <text:p text:style-name="P4">J:Ushbu Qonun fuqarolarga ta’lim, tarbiya berish, kasb-hunar o’rgatishning huquqiy<text:line-break/>asoslarini belgilaydi hamda har kimning bilim olishdan iborat konstitutsiyaviy huquqini<text:line-break/>ta’minlashga qaratilgan.</text:p>
          </table:table-cell>
        </table:table-row>
        <table:table-row>
          <table:table-cell table:style-name="Table1.A1" table:number-rows-spanned="2" office:value-type="string">
            <text:p text:style-name="P6">19</text:p>
          </table:table-cell>
          <table:table-cell table:style-name="Table1.A1" office:value-type="string">
            <text:p text:style-name="P1">Kredit ilk marotaba qaysi asrlarda joriy etilgan?</text:p>
          </table:table-cell>
        </table:table-row>
        <table:table-row>
          <table:covered-table-cell table:style-name="Table1.A1"/>
          <table:table-cell table:style-name="Table1.A1" office:value-type="string">
            <text:p text:style-name="P4">XVII-XIX асрларда AQSH унивеситетида</text:p>
          </table:table-cell>
        </table:table-row>
        <table:table-row>
          <table:table-cell table:style-name="Table1.A1" table:number-rows-spanned="2" office:value-type="string">
            <text:p text:style-name="P6">20</text:p>
          </table:table-cell>
          <table:table-cell table:style-name="Table1.A1" office:value-type="string">
            <text:p text:style-name="P1">Oliy ta’lim muassasalarida o‘quv jarayoniga kredit-modul tizimini joriy etishning tashkiliy masalalariga taalluqli hujjatlar namunalarini tasdiqlash to‘g‘risida”gi Buyruq qachon imzolangan?</text:p>
          </table:table-cell>
        </table:table-row>
        <table:table-row>
          <table:covered-table-cell table:style-name="Table1.A1"/>
          <table:table-cell table:style-name="Table1.A1" office:value-type="string">
            <text:p text:style-name="P4">2020-йил 31-дкабрь</text:p>
          </table:table-cell>
        </table:table-row>
        <table:table-row>
          <table:table-cell table:style-name="Table1.A1" table:number-rows-spanned="2" office:value-type="string">
            <text:p text:style-name="P6">21</text:p>
          </table:table-cell>
          <table:table-cell table:style-name="Table1.A1" office:value-type="string">
            <text:p text:style-name="P1">Yakuniy nazorat savollari qaysi tuzilma tomonidan tuziladi?</text:p>
          </table:table-cell>
        </table:table-row>
        <table:table-row>
          <table:covered-table-cell table:style-name="Table1.A1"/>
          <table:table-cell table:style-name="Table1.A1" office:value-type="string">
            <text:p text:style-name="P4">кафедра оркали тузилади</text:p>
          </table:table-cell>
        </table:table-row>
        <table:table-row>
          <table:table-cell table:style-name="Table1.A1" table:number-rows-spanned="2" office:value-type="string">
            <text:p text:style-name="P6">22</text:p>
          </table:table-cell>
          <table:table-cell table:style-name="Table1.A1" office:value-type="string">
            <text:p text:style-name="P1">Seminar, amaliy va labaratoriya mashg‘ulotlari uchun necha ball ajratiladi?</text:p>
          </table:table-cell>
        </table:table-row>
        <table:table-row>
          <table:covered-table-cell table:style-name="Table1.A1"/>
          <table:table-cell table:style-name="Table1.A1" office:value-type="string">
            <text:p text:style-name="P4">60 балл</text:p>
          </table:table-cell>
        </table:table-row>
        <table:table-row>
          <table:table-cell table:style-name="Table1.A1" table:number-rows-spanned="2" office:value-type="string">
            <text:p text:style-name="P6">23</text:p>
          </table:table-cell>
          <table:table-cell table:style-name="Table1.A1" office:value-type="string">
            <text:p text:style-name="P1">Kredit-modul tizimida bakalavriat uchun o‘qish muddati necha yil etib belgilangan?</text:p>
          </table:table-cell>
        </table:table-row>
        <table:table-row>
          <table:covered-table-cell table:style-name="Table1.A1"/>
          <table:table-cell table:style-name="Table1.A1" office:value-type="string">
            <text:p text:style-name="P4">кундузги ва кечки талим 4йил, сиртки талим 5 йил</text:p>
          </table:table-cell>
        </table:table-row>
        <table:table-row>
          <table:table-cell table:style-name="Table1.A1" table:number-rows-spanned="2" office:value-type="string">
            <text:p text:style-name="P6">24</text:p>
          </table:table-cell>
          <table:table-cell table:style-name="Table1.A1" office:value-type="string">
            <text:p text:style-name="P1">Kredit-modul tizimida magistratura uchun o‘qish muddati necha yil etib belgilangan?</text:p>
          </table:table-cell>
        </table:table-row>
        <table:table-row>
          <table:covered-table-cell table:style-name="Table1.A1"/>
          <table:table-cell table:style-name="Table1.A1" office:value-type="string">
            <text:p text:style-name="P4">1-2 йил</text:p>
          </table:table-cell>
        </table:table-row>
        <table:table-row>
          <table:table-cell table:style-name="Table1.A1" table:number-rows-spanned="2" office:value-type="string">
            <text:p text:style-name="P6">25</text:p>
          </table:table-cell>
          <table:table-cell table:style-name="Table1.A1" office:value-type="string">
            <text:p text:style-name="P1">Yakuniy nazoratda necha ball to‘plagan talabaga 3 baho qo‘yiladi</text:p>
          </table:table-cell>
        </table:table-row>
        <table:table-row>
          <table:covered-table-cell table:style-name="Table1.A1"/>
          <table:table-cell table:style-name="Table1.A1" office:value-type="string">
            <text:p text:style-name="P4">60 балл</text:p>
          </table:table-cell>
        </table:table-row>
        <table:table-row>
          <table:table-cell table:style-name="Table1.A1" table:number-rows-spanned="2" office:value-type="string">
            <text:p text:style-name="P6">26</text:p>
          </table:table-cell>
          <table:table-cell table:style-name="Table1.A1" office:value-type="string">
            <text:p text:style-name="P1">Necha balldan past to‘plagan talabalarga kredit berilmaydi?</text:p>
          </table:table-cell>
        </table:table-row>
        <table:table-row>
          <table:covered-table-cell table:style-name="Table1.A1"/>
          <table:table-cell table:style-name="Table1.A1" office:value-type="string">
            <text:p text:style-name="P4">60 балл</text:p>
          </table:table-cell>
        </table:table-row>
        <table:table-row>
          <table:table-cell table:style-name="Table1.A1" table:number-rows-spanned="2" office:value-type="string">
            <text:p text:style-name="P6">27</text:p>
          </table:table-cell>
          <table:table-cell table:style-name="Table1.A1" office:value-type="string">
            <text:p text:style-name="P1">Talaba materialni mustaqil ravishda tez o‘zlashtirganda: xatolarga yo‘l qo‘ymaganda; mashg‘ulotlarda faol ishtirok etganda;savollarga to‘liq va aniq javob berganda qanday daraja bilan baholanadi?</text:p>
          </table:table-cell>
        </table:table-row>
        <table:table-row>
          <table:covered-table-cell table:style-name="Table1.A1"/>
          <table:table-cell table:style-name="Table1.A1" office:value-type="string">
            <text:p text:style-name="P5">60 ва ундан ортик</text:p>
          </table:table-cell>
        </table:table-row>
        <table:table-row>
          <table:table-cell table:style-name="Table1.A1" table:number-rows-spanned="2" office:value-type="string">
            <text:p text:style-name="P6">28</text:p>
          </table:table-cell>
          <table:table-cell table:style-name="Table1.A1" office:value-type="string">
            <text:p text:style-name="P1">Bitiruv oldi amaliyotiga berilgan togri ta’rifni toping?</text:p>
          </table:table-cell>
        </table:table-row>
        <table:table-row>
          <table:covered-table-cell table:style-name="Table1.A1"/>
          <table:table-cell table:style-name="Table1.A1" office:value-type="string">
            <text:p text:style-name="P4">ишлаб чикаришда тегишли соха,корхона, ташкилот ва муассасада касбий Битирув олди</text:p>
          </table:table-cell>
        </table:table-row>
        <table:table-row>
          <table:table-cell table:style-name="Table1.A1" table:number-rows-spanned="2" office:value-type="string">
            <text:p text:style-name="P6">29</text:p>
          </table:table-cell>
          <table:table-cell table:style-name="Table1.A1" office:value-type="string">
            <text:p text:style-name="P1">Ishlab chiqarish amaliyotiga berilgan togri ta’rifni toping?</text:p>
          </table:table-cell>
        </table:table-row>
        <table:table-row>
          <table:covered-table-cell table:style-name="Table1.A1"/>
          <table:table-cell table:style-name="Table1.A1" office:value-type="string">
            <text:p text:style-name="P4">умумий, касбий ва ихтисослик фанларидан назарий билимларни мустахкамлаш амалий жараён</text:p>
          </table:table-cell>
        </table:table-row>
        <table:table-row>
          <table:table-cell table:style-name="Table1.A1" table:number-rows-spanned="2" office:value-type="string">
            <text:p text:style-name="P6">30</text:p>
          </table:table-cell>
          <table:table-cell table:style-name="Table1.A1" office:value-type="string">
            <text:p text:style-name="P1">Pedagogik amaliyot amaliyotiga berilgan togri ta’rifni toping?</text:p>
          </table:table-cell>
        </table:table-row>
        <table:table-row>
          <table:covered-table-cell table:style-name="Table1.A1"/>
          <table:table-cell table:style-name="Table1.A1" office:value-type="string">
            <text:p text:style-name="P4">педагогик амалиёт- булажак укитувчиларни тайёрлашнинг шундай боскичики,бунда хар бир укувчига талим тарбия беришд аолий укув юртида туплаган билим хамда укувчиларнинг хаммасидан комплекс тарзда фойдаланишга тугри келади.Шунинг учун педагогик амалиёт вактида укиш жараёнидаги барча камчиликлар яккол очилип колади.Шундай килиб, педагогик амалиёт узига хос имтихон хисобланади </text:p>
          </table:table-cell>
        </table:table-row>
        <table:table-row>
          <table:table-cell table:style-name="Table1.A1" table:number-rows-spanned="2" office:value-type="string">
            <text:p text:style-name="P6">31</text:p>
          </table:table-cell>
          <table:table-cell table:style-name="Table1.A1" office:value-type="string">
            <text:p text:style-name="P1">Talaba amaliyot kreditlarini egallash uchun minimum nechchi ball to’plashi kerak?</text:p>
          </table:table-cell>
        </table:table-row>
        <table:table-row>
          <table:covered-table-cell table:style-name="Table1.A1"/>
          <table:table-cell table:style-name="Table1.A1" office:value-type="string">
            <text:p text:style-name="P4">60 балл</text:p>
          </table:table-cell>
        </table:table-row>
        <table:table-row>
          <table:table-cell table:style-name="Table1.A1" table:number-rows-spanned="2" office:value-type="string">
            <text:p text:style-name="P6">32</text:p>
          </table:table-cell>
          <table:table-cell table:style-name="Table1.A1" office:value-type="string">
            <text:p text:style-name="P1">Talaba 2 -kursda amaliyotning qaysi turiga boradi?</text:p>
          </table:table-cell>
        </table:table-row>
        <table:table-row>
          <table:covered-table-cell table:style-name="Table1.A1"/>
          <table:table-cell table:style-name="Table1.A1" office:value-type="string">
            <text:p text:style-name="P4">2-чи курсдан малакавий амалиётга боради </text:p>
          </table:table-cell>
        </table:table-row>
        <table:table-row>
          <table:table-cell table:style-name="Table1.A1" table:number-rows-spanned="2" office:value-type="string">
            <text:p text:style-name="P6">33</text:p>
          </table:table-cell>
          <table:table-cell table:style-name="Table1.A1" office:value-type="string">
            <text:p text:style-name="P1">Talaba 4 -kursda amaliyotning qaysi turiga boradi?</text:p>
          </table:table-cell>
        </table:table-row>
        <table:table-row>
          <table:covered-table-cell table:style-name="Table1.A1"/>
          <table:table-cell table:style-name="Table1.A1" office:value-type="string">
            <text:p text:style-name="P4">сохасига карап 4-курсдан педагогик амалиёт,ишлап чикариш амалиёти,димлом олди битирув иши амалиётига бориши мумкин</text:p>
          </table:table-cell>
        </table:table-row>
        <table:table-row>
          <table:table-cell table:style-name="Table1.A1" table:number-rows-spanned="2" office:value-type="string">
            <text:p text:style-name="P6">34</text:p>
          </table:table-cell>
          <table:table-cell table:style-name="Table1.A1" office:value-type="string">
            <text:p text:style-name="P1">O‘quv rejalariga muvofiq “4+2” tartibidagi amaliyot bakalavriat ta’lim yo‘nalishlarida nechinchi kursdan boshlab amalga oshiriladi ?</text:p>
          </table:table-cell>
        </table:table-row>
        <table:table-row>
          <table:covered-table-cell table:style-name="Table1.A1"/>
          <table:table-cell table:style-name="Table1.A1" office:value-type="string">
            <text:p text:style-name="P4">2-курсдан</text:p>
          </table:table-cell>
        </table:table-row>
        <table:table-row>
          <table:table-cell table:style-name="Table1.A1" table:number-rows-spanned="2" office:value-type="string">
            <text:p text:style-name="P6">35</text:p>
          </table:table-cell>
          <table:table-cell table:style-name="Table1.A1" office:value-type="string">
            <text:p text:style-name="P1">Talaba amaliyot yakunida qanday natijadorlikka erishishi zarur?</text:p>
          </table:table-cell>
        </table:table-row>
        <table:table-row>
          <table:covered-table-cell table:style-name="Table1.A1"/>
          <table:table-cell table:style-name="Table1.A1" office:value-type="string">
            <text:p text:style-name="P4">амалиёт мавзула буйича билим,куникма ва малакаларга эга булиши зарур</text:p>
          </table:table-cell>
        </table:table-row>
        <text:soft-page-break/>
        <table:table-row>
          <table:table-cell table:style-name="Table1.A1" table:number-rows-spanned="2" office:value-type="string">
            <text:p text:style-name="P6">36</text:p>
          </table:table-cell>
          <table:table-cell table:style-name="Table1.A1" office:value-type="string">
            <text:p text:style-name="P1">«Pedagogika» fanining asoschisi deb kimni tan olingan?</text:p>
          </table:table-cell>
        </table:table-row>
        <table:table-row>
          <table:covered-table-cell table:style-name="Table1.A1"/>
          <table:table-cell table:style-name="Table1.A1" office:value-type="string">
            <text:p text:style-name="P4">Ян Амос Коменцкий</text:p>
          </table:table-cell>
        </table:table-row>
        <table:table-row>
          <table:table-cell table:style-name="Table1.A1" table:number-rows-spanned="2" office:value-type="string">
            <text:p text:style-name="P6">37</text:p>
          </table:table-cell>
          <table:table-cell table:style-name="Table1.A1" office:value-type="string">
            <text:p text:style-name="P1">SHaxsni shakllanishida ta’sir etuvchi asosiy omillar qaysilar?</text:p>
          </table:table-cell>
        </table:table-row>
        <table:table-row>
          <table:covered-table-cell table:style-name="Table1.A1"/>
          <table:table-cell table:style-name="Table1.A1" office:value-type="string">
            <text:p text:style-name="P4">1-мухит,2-ирсият,ижтимоий тарбия</text:p>
          </table:table-cell>
        </table:table-row>
        <table:table-row>
          <table:table-cell table:style-name="Table1.A1" table:number-rows-spanned="2" office:value-type="string">
            <text:p text:style-name="P6">38</text:p>
          </table:table-cell>
          <table:table-cell table:style-name="Table1.A1" office:value-type="string">
            <text:p text:style-name="P1">«Tarbiya bizlar uchun yo hayot-yo mamot, yo najot-yo xaloqat,yo saodat,yo falokat masalasidir». Yuqoridagi fikrlar kimning<text:line-break/>fikrlari?</text:p>
          </table:table-cell>
        </table:table-row>
        <table:table-row>
          <table:covered-table-cell table:style-name="Table1.A1"/>
          <table:table-cell table:style-name="Table1.A1" office:value-type="string">
            <text:p text:style-name="P4">Абдулла Авлоний</text:p>
          </table:table-cell>
        </table:table-row>
        <table:table-row>
          <table:table-cell table:style-name="Table1.A1" table:number-rows-spanned="2" office:value-type="string">
            <text:p text:style-name="P6">39</text:p>
          </table:table-cell>
          <table:table-cell table:style-name="Table1.A1" office:value-type="string">
            <text:p text:style-name="P1">Tarbiya jarayonining tamoyillari qaysi bandda to’g’ri kshrsatilgan?</text:p>
          </table:table-cell>
        </table:table-row>
        <table:table-row>
          <table:covered-table-cell table:style-name="Table1.A1"/>
          <table:table-cell table:style-name="Table1.A1" office:value-type="string">
            <text:p text:style-name="P4">тарбия;бир максадга каратилганлиги, тарбия;демократик ва инсонпарварлиги, тарбия;хаёт мехнат билан узбекистонимиз мустакиллиг яшаши юлида килинаётган фойдали иш билан богланиш</text:p>
          </table:table-cell>
        </table:table-row>
        <table:table-row>
          <table:table-cell table:style-name="Table1.A1" table:number-rows-spanned="2" office:value-type="string">
            <text:p text:style-name="P6">40</text:p>
          </table:table-cell>
          <table:table-cell table:style-name="Table1.A1" office:value-type="string">
            <text:p text:style-name="P1">Ma’lumot nima?</text:p>
          </table:table-cell>
        </table:table-row>
        <table:table-row>
          <table:covered-table-cell table:style-name="Table1.A1"/>
          <table:table-cell table:style-name="Table1.A1" office:value-type="string">
            <text:p text:style-name="P4">Шахснинг укиш урганиш натижасида узлаштирган билим куникмалари хажми юналиши ва даражаси</text:p>
          </table:table-cell>
        </table:table-row>
        <table:table-row>
          <table:table-cell table:style-name="Table1.A1" table:number-rows-spanned="2" office:value-type="string">
            <text:p text:style-name="P6">41</text:p>
          </table:table-cell>
          <table:table-cell table:style-name="Table1.A1" office:value-type="string">
            <text:p text:style-name="P1">«Ma’naviy barkamol inson» deganda qanday odamni tushunasiz?</text:p>
          </table:table-cell>
        </table:table-row>
        <table:table-row>
          <table:covered-table-cell table:style-name="Table1.A1"/>
          <table:table-cell table:style-name="Table1.A1" office:value-type="string">
            <text:p text:style-name="P4">манавий баркамол инсон деганда халкниннг тарихини, миллий кадриятларини, уз миллатини ривожланиши учун кайгурадиган инсон тушунилади </text:p>
          </table:table-cell>
        </table:table-row>
        <table:table-row>
          <table:table-cell table:style-name="Table1.A1" table:number-rows-spanned="2" office:value-type="string">
            <text:p text:style-name="P6">42</text:p>
          </table:table-cell>
          <table:table-cell table:style-name="Table1.A1" office:value-type="string">
            <text:p text:style-name="P1">«Milliy ma’naviy qadriyatlar» deganda nimani tushunasiz?</text:p>
          </table:table-cell>
        </table:table-row>
        <table:table-row>
          <table:covered-table-cell table:style-name="Table1.A1"/>
          <table:table-cell table:style-name="Table1.A1" office:value-type="string">
            <text:p text:style-name="P4">миллий манавий кадриятлар деганда;муайян миллат вакиллари учун зарур ва азиз ардокли булган манфаати ва  максадларига хизмат киладиган,манавий бойликлар,амаллар ва тамойиллар,гоялар ва меёрлар,миллий манавий кадриятлардир </text:p>
          </table:table-cell>
        </table:table-row>
        <table:table-row>
          <table:table-cell table:style-name="Table1.A1" table:number-rows-spanned="2" office:value-type="string">
            <text:p text:style-name="P6">43</text:p>
          </table:table-cell>
          <table:table-cell table:style-name="Table1.A1" office:value-type="string">
            <text:p text:style-name="P1">«Milliy ong» nima?</text:p>
          </table:table-cell>
        </table:table-row>
        <table:table-row>
          <table:covered-table-cell table:style-name="Table1.A1"/>
          <table:table-cell table:style-name="Table1.A1" office:value-type="string">
            <text:p text:style-name="P4">миллати ва этнослар хаётий фаолияти ,узига хос хусусиятлари намоён буладиган ижтимоий,иктисодий,сиёсий ,ахлокий,фалсафий,диний ва бошка карашлар туплами</text:p>
          </table:table-cell>
        </table:table-row>
        <table:table-row>
          <table:table-cell table:style-name="Table1.A1" table:number-rows-spanned="2" office:value-type="string">
            <text:p text:style-name="P6">44</text:p>
          </table:table-cell>
          <table:table-cell table:style-name="Table1.A1" office:value-type="string">
            <text:p text:style-name="P1">Pedagogik faoliyat deganda qanday jarayon tushuniladi?</text:p>
          </table:table-cell>
        </table:table-row>
        <table:table-row>
          <table:covered-table-cell table:style-name="Table1.A1"/>
          <table:table-cell table:style-name="Table1.A1" office:value-type="string">
            <text:p text:style-name="P4">педагогик фаолият деганда-ёш авлодни иктисодий ,сиёсий,ахлокий,эстетик максадларга мувофик равишта онгли равишта хаётга тайёрлашга каратилган катталарниг ижтимоий фаолият тури</text:p>
          </table:table-cell>
        </table:table-row>
        <table:table-row>
          <table:table-cell table:style-name="Table1.A1" table:number-rows-spanned="2" office:value-type="string">
            <text:p text:style-name="P6">45</text:p>
          </table:table-cell>
          <table:table-cell table:style-name="Table1.A1" office:value-type="string">
            <text:p text:style-name="P1">O’qitish usuli nima?</text:p>
          </table:table-cell>
        </table:table-row>
        <table:table-row>
          <table:covered-table-cell table:style-name="Table1.A1"/>
          <table:table-cell table:style-name="Table1.A1" office:value-type="string">
            <text:p text:style-name="P4">укитиш методини амалга ошириш жараёнида укитувчи ва укувчининг узаро хамкорликда бажарадиган операция</text:p>
          </table:table-cell>
        </table:table-row>
        <table:table-row>
          <table:table-cell table:style-name="Table1.A1" table:number-rows-spanned="2" office:value-type="string">
            <text:p text:style-name="P6">46</text:p>
          </table:table-cell>
          <table:table-cell table:style-name="Table1.A1" office:value-type="string">
            <text:p text:style-name="P1">Og’zaki ta’lim metodlari qaysi javobda ko’rsatilgan?</text:p>
          </table:table-cell>
        </table:table-row>
        <table:table-row>
          <table:covered-table-cell table:style-name="Table1.A1"/>
          <table:table-cell table:style-name="Table1.A1" office:value-type="string">
            <text:p text:style-name="P4">хикоя, сухбат, маруза</text:p>
          </table:table-cell>
        </table:table-row>
        <table:table-row>
          <table:table-cell table:style-name="Table1.A1" table:number-rows-spanned="2" office:value-type="string">
            <text:p text:style-name="P6">47</text:p>
          </table:table-cell>
          <table:table-cell table:style-name="Table1.A1" office:value-type="string">
            <text:p text:style-name="P1">Ta’limning mazmuni qanday manbalarda aks ettiriladi?</text:p>
          </table:table-cell>
        </table:table-row>
        <table:table-row>
          <table:covered-table-cell table:style-name="Table1.A1"/>
          <table:table-cell table:style-name="Table1.A1" office:value-type="string">
            <text:p text:style-name="P4">укув режаларида, дастурларда ва дарсликларда</text:p>
          </table:table-cell>
        </table:table-row>
        <text:soft-page-break/>
        <table:table-row>
          <table:table-cell table:style-name="Table1.A1" table:number-rows-spanned="2" office:value-type="string">
            <text:p text:style-name="P6">48</text:p>
          </table:table-cell>
          <table:table-cell table:style-name="Table1.A1" office:value-type="string">
            <text:p text:style-name="P1">O’quv fan dasturi deganda nimani tushunasiz?</text:p>
          </table:table-cell>
        </table:table-row>
        <table:table-row>
          <table:covered-table-cell table:style-name="Table1.A1"/>
          <table:table-cell table:style-name="Table1.A1" office:value-type="string">
            <text:p text:style-name="P4">xar bir aloxida fan un oquv jarayoniga asoslanga xujjatlar</text:p>
          </table:table-cell>
        </table:table-row>
        <table:table-row>
          <table:table-cell table:style-name="Table1.A1" table:number-rows-spanned="2" office:value-type="string">
            <text:p text:style-name="P6">49</text:p>
          </table:table-cell>
          <table:table-cell table:style-name="Table1.A1" office:value-type="string">
            <text:p text:style-name="P1">Umumiy shrta ta’lim bosqichlarini ayting?</text:p>
          </table:table-cell>
        </table:table-row>
        <table:table-row>
          <table:covered-table-cell table:style-name="Table1.A1"/>
          <table:table-cell table:style-name="Table1.A1" office:value-type="string">
            <text:p text:style-name="P4">бошлангич талим(1-4 синф)таянч урта талим(5-9 синфлар)урта талим(9-11 синфлар)</text:p>
          </table:table-cell>
        </table:table-row>
        <table:table-row>
          <table:table-cell table:style-name="Table1.A1" table:number-rows-spanned="2" office:value-type="string">
            <text:p text:style-name="P6">50</text:p>
          </table:table-cell>
          <table:table-cell table:style-name="Table1.A1" office:value-type="string">
            <text:p text:style-name="P1">Quyidagi tushunchalarning soddadan-murakkabga tomon to’g’ri joylashish tartibini ko’rsating.</text:p>
          </table:table-cell>
        </table:table-row>
        <table:table-row>
          <table:covered-table-cell table:style-name="Table1.A1"/>
          <table:table-cell table:style-name="Table1.A1" office:value-type="string">
            <text:p text:style-name="P4">J:Usul → metod → metodika → metodologiya → texnologiya;</text:p>
          </table:table-cell>
        </table:table-row>
        <table:table-row>
          <table:table-cell table:style-name="Table1.A1" table:number-rows-spanned="2" office:value-type="string">
            <text:p text:style-name="P6">51</text:p>
          </table:table-cell>
          <table:table-cell table:style-name="Table1.A1" office:value-type="string">
            <text:p text:style-name="P1">Ta’lim - tarbiyaga an’anaviy yondashuv bu--</text:p>
          </table:table-cell>
        </table:table-row>
        <table:table-row>
          <table:covered-table-cell table:style-name="Table1.A1"/>
          <table:table-cell table:style-name="Table1.A1" office:value-type="string">
            <text:p text:style-name="P4">педагог иалум ахборотни талабага гапириб бериши,талаба эса бу билимни хотирада саклаши ва у имтихонда савол бериб билиши</text:p>
          </table:table-cell>
        </table:table-row>
        <table:table-row>
          <table:table-cell table:style-name="Table1.A1" table:number-rows-spanned="2" office:value-type="string">
            <text:p text:style-name="P6">52</text:p>
          </table:table-cell>
          <table:table-cell table:style-name="Table1.A1" office:value-type="string">
            <text:p text:style-name="P1">Qadimgi turkiy so`zlarning lug`ati hisoblangan asar nomini aniqlang?</text:p>
          </table:table-cell>
        </table:table-row>
        <table:table-row>
          <table:covered-table-cell table:style-name="Table1.A1"/>
          <table:table-cell table:style-name="Table1.A1" office:value-type="string">
            <text:p text:style-name="P5">Кошкарий-"Девони Лугати Турк"асари</text:p>
          </table:table-cell>
        </table:table-row>
        <table:table-row>
          <table:table-cell table:style-name="Table1.A1" table:number-rows-spanned="2" office:value-type="string">
            <text:p text:style-name="P6">53</text:p>
          </table:table-cell>
          <table:table-cell table:style-name="Table1.A1" office:value-type="string">
            <text:p text:style-name="P1">. O’qitish jarayonida nazoratning rivojlantiruvchi funksiyasini toping.</text:p>
          </table:table-cell>
        </table:table-row>
        <table:table-row>
          <table:covered-table-cell table:style-name="Table1.A1"/>
          <table:table-cell table:style-name="Table1.A1" office:value-type="string">
            <text:p text:style-name="P4">1-уз узини назорат килишва бахолаш,2-хотирани мустахкамлаш,3-талабаларда баркарор диккатни вужудга келтириш</text:p>
          </table:table-cell>
        </table:table-row>
        <table:table-row>
          <table:table-cell table:style-name="Table1.A1" table:number-rows-spanned="2" office:value-type="string">
            <text:p text:style-name="P6">54</text:p>
          </table:table-cell>
          <table:table-cell table:style-name="Table1.A1" office:value-type="string">
            <text:p text:style-name="P1">Ta’lim nima?</text:p>
          </table:table-cell>
        </table:table-row>
        <table:table-row>
          <table:covered-table-cell table:style-name="Table1.A1"/>
          <table:table-cell table:style-name="Table1.A1" office:value-type="string">
            <text:p text:style-name="P4">билим бериш,малака ва куникмалар хосил килиш,кишини хаётга ва мехнатга тайёрлашнинг асосий воситаси</text:p>
          </table:table-cell>
        </table:table-row>
        <table:table-row>
          <table:table-cell table:style-name="Table1.A1" table:number-rows-spanned="2" office:value-type="string">
            <text:p text:style-name="P6">55</text:p>
          </table:table-cell>
          <table:table-cell table:style-name="Table1.A1" office:value-type="string">
            <text:p text:style-name="P1">«Texnologiya» so’zining lug’aviy ma’nosi.</text:p>
          </table:table-cell>
        </table:table-row>
        <table:table-row>
          <table:covered-table-cell table:style-name="Table1.A1"/>
          <table:table-cell table:style-name="Table1.A1" office:value-type="string">
            <text:p text:style-name="P4">юнонча-techne-санат,мохирлик ва укув деган манони англатади</text:p>
          </table:table-cell>
        </table:table-row>
        <table:table-row>
          <table:table-cell table:style-name="Table1.A1" table:number-rows-spanned="2" office:value-type="string">
            <text:p text:style-name="P6">56</text:p>
          </table:table-cell>
          <table:table-cell table:style-name="Table1.A1" office:value-type="string">
            <text:p text:style-name="P1">Pedagogik texnologiya tushunchasi ta’lim tajribasida necha darajada qo'llaniladi?</text:p>
          </table:table-cell>
        </table:table-row>
        <table:table-row>
          <table:covered-table-cell table:style-name="Table1.A1"/>
          <table:table-cell table:style-name="Table1.A1" office:value-type="string">
            <text:p text:style-name="P4">педагогик технология бу-бутун укитиш ва билимларн самарадорлаштириш вазифасини куювчи техник хамда шахс ресурслари ва уларнинг узаро алокасини хисобга олиб яратиш, куллаш ва белгилашнинг тизимли методидир </text:p>
          </table:table-cell>
        </table:table-row>
        <table:table-row>
          <table:table-cell table:style-name="Table1.A1" table:number-rows-spanned="2" office:value-type="string">
            <text:p text:style-name="P6">57</text:p>
          </table:table-cell>
          <table:table-cell table:style-name="Table1.A1" office:value-type="string">
            <text:p text:style-name="P1">. «Texnologiya» tushunchasining ta’rifi.</text:p>
          </table:table-cell>
        </table:table-row>
        <table:table-row>
          <table:covered-table-cell table:style-name="Table1.A1"/>
          <table:table-cell table:style-name="Table1.A1" office:value-type="string">
            <text:p text:style-name="P4">жараёнларни амалга ошириш усуллари ва воситалари хакидаги билимлар йигиндиси,шунингдек обектда содир бладиган сифат узгаришлар тушунилади</text:p>
          </table:table-cell>
        </table:table-row>
        <table:table-row>
          <table:table-cell table:style-name="Table1.A1" table:number-rows-spanned="2" office:value-type="string">
            <text:p text:style-name="P6">58</text:p>
          </table:table-cell>
          <table:table-cell table:style-name="Table1.A1" office:value-type="string">
            <text:p text:style-name="P1">«Pedagogik texnologiya» tushunchasiga YUNESKO ning ta’rifini kshrsating.</text:p>
          </table:table-cell>
        </table:table-row>
        <table:table-row>
          <table:covered-table-cell table:style-name="Table1.A1"/>
          <table:table-cell table:style-name="Table1.A1" office:value-type="string">
            <text:p text:style-name="P4">техника ресурслари,одамлар ва уларнинг узаро тасирини хисобга олган холда талим шакилларини оптималлаштириш вазифасини куювчи укитиш ва билимларни узлаштиришнинг хамма жароёнларини яратиш,куллаш ва аниклашнинг тизимли методи </text:p>
          </table:table-cell>
        </table:table-row>
        <table:table-row>
          <table:table-cell table:style-name="Table1.A1" table:number-rows-spanned="2" office:value-type="string">
            <text:p text:style-name="P6">59</text:p>
          </table:table-cell>
          <table:table-cell table:style-name="Table1.A1" office:value-type="string">
            <text:p text:style-name="P1">Texnologik xarita nima?</text:p>
          </table:table-cell>
        </table:table-row>
        <table:table-row>
          <table:covered-table-cell table:style-name="Table1.A1"/>
          <table:table-cell table:style-name="Table1.A1" office:value-type="string">
            <text:p text:style-name="P4">айрим турдари кишлок хужалиги махсулотини йетиштириш билан боглик технологик ишлар мавжуи.Ишлаб чикариш ресурсларига <text:soft-page-break/>булган ехтиёжлар,улардан фойдаланиш ва бошка ички курсаткичлари ,шунингдек белгиланган ишлаб чикариш дастурини бажариш буйича ташкилиш-иктисодий тадбирлар акс этган норматив режа хужжати</text:p>
          </table:table-cell>
        </table:table-row>
        <table:table-row>
          <table:table-cell table:style-name="Table1.A1" table:number-rows-spanned="2" office:value-type="string">
            <text:p text:style-name="P6">60</text:p>
          </table:table-cell>
          <table:table-cell table:style-name="Table1.A1" office:value-type="string">
            <text:p text:style-name="P1">Didaktik loyihalarning eng oddiysi nima?</text:p>
          </table:table-cell>
        </table:table-row>
        <table:table-row>
          <table:covered-table-cell table:style-name="Table1.A1"/>
          <table:table-cell table:style-name="Table1.A1" office:value-type="string">
            <text:p text:style-name="P4">бошка одамларнинг психик холатини тушуниш ва уларга хамдардлик кобилиятини хис килиш</text:p>
          </table:table-cell>
        </table:table-row>
        <table:table-row>
          <table:table-cell table:style-name="Table1.A1" table:number-rows-spanned="2" office:value-type="string">
            <text:p text:style-name="P6">61</text:p>
          </table:table-cell>
          <table:table-cell table:style-name="Table1.A1" office:value-type="string">
            <text:p text:style-name="P1">Prinsip tushunchasi qanday ma`noni anglatadi.</text:p>
          </table:table-cell>
        </table:table-row>
        <table:table-row>
          <table:covered-table-cell table:style-name="Table1.A1"/>
          <table:table-cell table:style-name="Table1.A1" office:value-type="string">
            <text:p text:style-name="P4">(тамойил,негиз,асос) Бу хатти харакат ёки бахолаш учун кулланма булган таклиф ёки киймат </text:p>
          </table:table-cell>
        </table:table-row>
        <table:table-row>
          <table:table-cell table:style-name="Table1.A1" table:number-rows-spanned="2" office:value-type="string">
            <text:p text:style-name="P6">62</text:p>
          </table:table-cell>
          <table:table-cell table:style-name="Table1.A1" office:value-type="string">
            <text:p text:style-name="P1">O’quvchilarda hosil bo’ladigan motivlarning kuchli yoki kuchsiz bo’lishi nimaga bog`liq?</text:p>
          </table:table-cell>
        </table:table-row>
        <table:table-row>
          <table:covered-table-cell table:style-name="Table1.A1"/>
          <table:table-cell table:style-name="Table1.A1" office:value-type="string">
            <text:p text:style-name="P4">уларниг кобилиятига боглик</text:p>
          </table:table-cell>
        </table:table-row>
        <table:table-row>
          <table:table-cell table:style-name="Table1.A1" table:number-rows-spanned="2" office:value-type="string">
            <text:p text:style-name="P6">63</text:p>
          </table:table-cell>
          <table:table-cell table:style-name="Table1.A1" office:value-type="string">
            <text:p text:style-name="P1">DARS……………………………ga berilgan to’g’ri tarifni toping.</text:p>
          </table:table-cell>
        </table:table-row>
        <table:table-row>
          <table:covered-table-cell table:style-name="Table1.A1"/>
          <table:table-cell table:style-name="Table1.A1" office:value-type="string">
            <text:p text:style-name="P4">мактаб талимининг асосий ташкилий шакли. Дарс муайян микдордаги доимий укувчилар таркиби билан кат"ий тартибда уюштириладиган ва аник максадга юналтирилган дидактик тадбирдир</text:p>
          </table:table-cell>
        </table:table-row>
        <table:table-row>
          <table:table-cell table:style-name="Table1.A1" table:number-rows-spanned="2" office:value-type="string">
            <text:p text:style-name="P6">64</text:p>
          </table:table-cell>
          <table:table-cell table:style-name="Table1.A1" office:value-type="string">
            <text:p text:style-name="P1">Darsning vazifalari……………….</text:p>
          </table:table-cell>
        </table:table-row>
        <table:table-row>
          <table:covered-table-cell table:style-name="Table1.A1"/>
          <table:table-cell table:style-name="Table1.A1" office:value-type="string">
            <text:p text:style-name="P4">дарсда алхида ва умумий ишни биргаликда мохирона олиб бориш дифферентсиаллашган укитишни амалга оширишда мухим хисобланади</text:p>
          </table:table-cell>
        </table:table-row>
        <table:table-row>
          <table:table-cell table:style-name="Table1.A1" table:number-rows-spanned="2" office:value-type="string">
            <text:p text:style-name="P6">65</text:p>
          </table:table-cell>
          <table:table-cell table:style-name="Table1.A1" office:value-type="string">
            <text:p text:style-name="P1">Tarbiya jarayonining asosiy vazifasi nimalardan iborat?</text:p>
          </table:table-cell>
        </table:table-row>
        <table:table-row>
          <table:covered-table-cell table:style-name="Table1.A1"/>
          <table:table-cell table:style-name="Table1.A1" office:value-type="string">
            <text:p text:style-name="P4">тарбия жараёнининг мохияти шу жараён учун характерли булган ва муайян конуниятларда намоён буладиган ички алока ва муносабатларни акс эттиради</text:p>
          </table:table-cell>
        </table:table-row>
        <table:table-row>
          <table:table-cell table:style-name="Table1.A1" table:number-rows-spanned="2" office:value-type="string">
            <text:p text:style-name="P6">66</text:p>
          </table:table-cell>
          <table:table-cell table:style-name="Table1.A1" office:value-type="string">
            <text:p text:style-name="P1">Shaxsni shakllanishida ta’sir etuvchi asosiy omillar qaysilar?</text:p>
          </table:table-cell>
        </table:table-row>
        <table:table-row>
          <table:covered-table-cell table:style-name="Table1.A1"/>
          <table:table-cell table:style-name="Table1.A1" office:value-type="string">
            <text:p text:style-name="P4">ирсият, мухит, талим ва тарбия, фаолият ва фаоллик</text:p>
          </table:table-cell>
        </table:table-row>
        <table:table-row>
          <table:table-cell table:style-name="Table1.A1" table:number-rows-spanned="2" office:value-type="string">
            <text:p text:style-name="P6">67</text:p>
          </table:table-cell>
          <table:table-cell table:style-name="Table1.A1" office:value-type="string">
            <text:p text:style-name="P1">«Tarbiya bizlar uchun yo hayot - yo mamot, yo najot -yo xaloqat, yo saodat, yo faloqat masalasidir». Yuqoridagi fikrlar<text:line-break/>kimning fikrlari?</text:p>
          </table:table-cell>
        </table:table-row>
        <table:table-row>
          <table:covered-table-cell table:style-name="Table1.A1"/>
          <table:table-cell table:style-name="Table1.A1" office:value-type="string">
            <text:p text:style-name="P4">Абдулла Авлоний</text:p>
          </table:table-cell>
        </table:table-row>
        <table:table-row>
          <table:table-cell table:style-name="Table1.A1" table:number-rows-spanned="2" office:value-type="string">
            <text:p text:style-name="P6">68</text:p>
          </table:table-cell>
          <table:table-cell table:style-name="Table1.A1" office:value-type="string">
            <text:p text:style-name="P1">Tarbiya jarayonining tamoyillari qaysi bandda to’g’ri ko'rsatilgan?</text:p>
          </table:table-cell>
        </table:table-row>
        <table:table-row>
          <table:covered-table-cell table:style-name="Table1.A1"/>
          <table:table-cell table:style-name="Table1.A1" office:value-type="string">
            <text:p text:style-name="P4">J:tarbiyaning bir maqsadga qaratilganligi; tarbiyaning demokratik va insonparvarligi,tarbiyaning hayot, mehnat bilan O'zbekistonimizning mustaqilligi, gullab-yashnashi yo'lida qilinayotgan fidoyi ishlar bilan boshlanishi;</text:p>
          </table:table-cell>
        </table:table-row>
        <table:table-row>
          <table:table-cell table:style-name="Table1.A1" table:number-rows-spanned="2" office:value-type="string">
            <text:p text:style-name="P6">69</text:p>
          </table:table-cell>
          <table:table-cell table:style-name="Table1.A1" office:value-type="string">
            <text:p text:style-name="P1">Ma’lumot nima?</text:p>
          </table:table-cell>
        </table:table-row>
        <table:table-row>
          <table:covered-table-cell table:style-name="Table1.A1"/>
          <table:table-cell table:style-name="Table1.A1" office:value-type="string">
            <text:p text:style-name="P4">шахснинг укиш урганиш натижасида узлаштирган билим куникмалари хажми юналиши ва даражаси</text:p>
          </table:table-cell>
        </table:table-row>
        <table:table-row>
          <table:table-cell table:style-name="Table1.A1" table:number-rows-spanned="2" office:value-type="string">
            <text:p text:style-name="P6">70</text:p>
          </table:table-cell>
          <table:table-cell table:style-name="Table1.A1" office:value-type="string">
            <text:p text:style-name="P1">«Milliy ma’naviy qadriyatlar» deganda nimani tushunasiz?</text:p>
          </table:table-cell>
        </table:table-row>
        <table:table-row>
          <table:covered-table-cell table:style-name="Table1.A1"/>
          <table:table-cell table:style-name="Table1.A1" office:value-type="string">
            <text:p text:style-name="P4">муайян миллат вакиллари узун зарур ва ахамиятли, азиз ва <text:soft-page-break/>ардоклибулган, манфаат ва максадлагира хизмат киладиган манавий бойликлар, амаллар ва тамойиллар, меёрлар, миллий-манавий кадриятлар</text:p>
          </table:table-cell>
        </table:table-row>
        <table:table-row>
          <table:table-cell table:style-name="Table1.A1" table:number-rows-spanned="2" office:value-type="string">
            <text:p text:style-name="P6">71</text:p>
          </table:table-cell>
          <table:table-cell table:style-name="Table1.A1" office:value-type="string">
            <text:p text:style-name="P1">Shaxs shakllanishiga ta'sir etuvchi omillarga kiradi:</text:p>
          </table:table-cell>
        </table:table-row>
        <table:table-row>
          <table:covered-table-cell table:style-name="Table1.A1"/>
          <table:table-cell table:style-name="Table1.A1" office:value-type="string">
            <text:p text:style-name="P4">сотсиогенетик юналиш ва биогенетик юналиш</text:p>
          </table:table-cell>
        </table:table-row>
        <table:table-row>
          <table:table-cell table:style-name="Table1.A1" table:number-rows-spanned="2" office:value-type="string">
            <text:p text:style-name="P6">72</text:p>
          </table:table-cell>
          <table:table-cell table:style-name="Table1.A1" office:value-type="string">
            <text:p text:style-name="P1">Ijtimoiylashuv jarayonini bosqichlariga kiradi:</text:p>
          </table:table-cell>
        </table:table-row>
        <table:table-row>
          <table:covered-table-cell table:style-name="Table1.A1"/>
          <table:table-cell table:style-name="Table1.A1" office:value-type="string">
            <text:p text:style-name="P4">икта боскичи мавжуд.Биринчиси боскич-индивиднинг ижтимоий мавжудод сифатида шаклланишини таминловчи хаёт булагини уз ичига олиб, у инсон хаётининг карийб учдан бир кисмини ташкил этади. Иккинчи боскич-шаклланиб булган шахснинг жамиятда фаолият юритиши даврларини уз ичига олган хаёт боскичи</text:p>
          </table:table-cell>
        </table:table-row>
        <table:table-row>
          <table:table-cell table:style-name="Table1.A1" table:number-rows-spanned="2" office:value-type="string">
            <text:p text:style-name="P6">73</text:p>
          </table:table-cell>
          <table:table-cell table:style-name="Table1.A1" office:value-type="string">
            <text:p text:style-name="P1">Shaxsni shakllanishi bildiradi:</text:p>
          </table:table-cell>
        </table:table-row>
        <table:table-row>
          <table:covered-table-cell table:style-name="Table1.A1"/>
          <table:table-cell table:style-name="Table1.A1" office:value-type="string">
            <text:p text:style-name="P4">шахснинг шаклланиш омиллари куп ва хилма-хилдир.Мас, генетик(наслий), биологиктабиий, маданий, ижтимоий хаёт тажрибаси, уз турдошлари билан муносабатлар ва бошкалар шахрининг генетик жихати унинг наслий асоси, аждодларидан йетип келган физиономия, фел-атвор билан, биофизиологик жихати эса яшаш учун кувват олиш, овкатланиш, жинсий алокага киришиш ва насл колдириш сингари индивидуал эхтиёж билан белгиланади</text:p>
          </table:table-cell>
        </table:table-row>
        <table:table-row>
          <table:table-cell table:style-name="Table1.A1" table:number-rows-spanned="2" office:value-type="string">
            <text:p text:style-name="P6">74</text:p>
          </table:table-cell>
          <table:table-cell table:style-name="Table1.A1" office:value-type="string">
            <text:p text:style-name="P1">Shaxs-bu:</text:p>
          </table:table-cell>
        </table:table-row>
        <table:table-row>
          <table:covered-table-cell table:style-name="Table1.A1"/>
          <table:table-cell table:style-name="Table1.A1" office:value-type="string">
            <text:p text:style-name="P4">муайян жамият азоси , талим сохасидаги хизматлар истемолчиси ва уларни амалга оширувчисидир</text:p>
          </table:table-cell>
        </table:table-row>
        <table:table-row>
          <table:table-cell table:style-name="Table1.A1" table:number-rows-spanned="2" office:value-type="string">
            <text:p text:style-name="P6">75</text:p>
          </table:table-cell>
          <table:table-cell table:style-name="Table1.A1" office:value-type="string">
            <text:p text:style-name="P1">Bola tarqqiyotida quyidagi krizis davrlari ajratiladi:</text:p>
          </table:table-cell>
        </table:table-row>
        <table:table-row>
          <table:covered-table-cell table:style-name="Table1.A1"/>
          <table:table-cell table:style-name="Table1.A1" office:value-type="string">
            <text:p text:style-name="P4">Bola krisiz davrlari:neonatal bosqich,chaqaloq bosqich,erta bolalik davri,maktabgacha bosqich,maktab bosqichi </text:p>
          </table:table-cell>
        </table:table-row>
        <table:table-row>
          <table:table-cell table:style-name="Table1.A1" table:number-rows-spanned="2" office:value-type="string">
            <text:p text:style-name="P6">76</text:p>
          </table:table-cell>
          <table:table-cell table:style-name="Table1.A1" office:value-type="string">
            <text:p text:style-name="P1">Turli omillar asosida insonning miqdor, sifat o‘zgarishlari, psixik va ma'naviy o‘sishi-bu: J:</text:p>
          </table:table-cell>
        </table:table-row>
        <table:table-row>
          <table:covered-table-cell table:style-name="Table1.A1"/>
          <table:table-cell table:style-name="Table1.A1" office:value-type="string">
            <text:p text:style-name="P11"/>
          </table:table-cell>
        </table:table-row>
        <table:table-row>
          <table:table-cell table:style-name="Table1.A1" table:number-rows-spanned="2" office:value-type="string">
            <text:p text:style-name="P6">77</text:p>
          </table:table-cell>
          <table:table-cell table:style-name="Table1.A1" office:value-type="string">
            <text:p text:style-name="P1">Irsiyat, muhit va tarbiya omillari shaxsni o‘zgartiradi va qanday jarayonni vujudga keltiradi J:</text:p>
          </table:table-cell>
        </table:table-row>
        <table:table-row>
          <table:covered-table-cell table:style-name="Table1.A1"/>
          <table:table-cell table:style-name="Table1.A1" office:value-type="string">
            <text:p text:style-name="P11"/>
          </table:table-cell>
        </table:table-row>
        <table:table-row>
          <table:table-cell table:style-name="Table1.A1" table:number-rows-spanned="2" office:value-type="string">
            <text:p text:style-name="P6">78</text:p>
          </table:table-cell>
          <table:table-cell table:style-name="Table1.A1" office:value-type="string">
            <text:p text:style-name="P1">Shaxsni shakllantishida maqsadli ravishda, maxsus tashkil etiluvchi jarayon nimaga qaratilgan</text:p>
          </table:table-cell>
        </table:table-row>
        <table:table-row>
          <table:covered-table-cell table:style-name="Table1.A1"/>
          <table:table-cell table:style-name="Table1.A1" office:value-type="string">
            <text:p text:style-name="P5">Шахсни шакллантиришда укитиш ва тарбилаш жараёни</text:p>
          </table:table-cell>
        </table:table-row>
        <table:table-row>
          <table:table-cell table:style-name="Table1.A1" table:number-rows-spanned="2" office:value-type="string">
            <text:p text:style-name="P6">79</text:p>
          </table:table-cell>
          <table:table-cell table:style-name="Table1.A1" office:value-type="string">
            <text:p text:style-name="P1">O‘quv reja –bu</text:p>
          </table:table-cell>
        </table:table-row>
        <table:table-row>
          <table:covered-table-cell table:style-name="Table1.A1"/>
          <table:table-cell table:style-name="Table1.A1" office:value-type="string">
            <text:p text:style-name="P4">укув юртларида укитиладиган фан,уларнинг булимлари ,укитилиш тартиба хамда хар бир фаннинг йил давомида укитилиши ,уларнинг укув йили ва хафтасида канча микдорда утилиши кераклигини белгилап берадиган расмий педагогик хужжат</text:p>
          </table:table-cell>
        </table:table-row>
        <table:table-row>
          <table:table-cell table:style-name="Table1.A1" table:number-rows-spanned="2" office:value-type="string">
            <text:p text:style-name="P6">80</text:p>
          </table:table-cell>
          <table:table-cell table:style-name="Table1.A1" office:value-type="string">
            <text:p text:style-name="P1">O‘quv dasturi-bu</text:p>
          </table:table-cell>
        </table:table-row>
        <table:table-row>
          <table:covered-table-cell table:style-name="Table1.A1"/>
          <table:table-cell table:style-name="Table1.A1" office:value-type="string">
            <text:p text:style-name="P4">талим тизимидаги хар бир укув фанининг мазмуни ва утилиш <text:soft-page-break/>тартибини ,укувчилар томонидан узлаштирилиши лозим булган билим хамда куникмалар хажмини белгилаб берадиган расмий пелдагогик хужжат</text:p>
          </table:table-cell>
        </table:table-row>
        <table:table-row>
          <table:table-cell table:style-name="Table1.A1" table:number-rows-spanned="2" office:value-type="string">
            <text:p text:style-name="P6">81</text:p>
          </table:table-cell>
          <table:table-cell table:style-name="Table1.A1" office:value-type="string">
            <text:p text:style-name="P1">O‘qitishning maqsadi</text:p>
          </table:table-cell>
        </table:table-row>
        <table:table-row>
          <table:covered-table-cell table:style-name="Table1.A1"/>
          <table:table-cell table:style-name="Table1.A1" office:value-type="string">
            <text:p text:style-name="P4">хар доим амалда бир хил максадларни белгилаш харакат режасини тузиш ва максадларга эришилганлигини кандай улчанишини аниклаш</text:p>
          </table:table-cell>
        </table:table-row>
        <table:table-row>
          <table:table-cell table:style-name="Table1.A1" table:number-rows-spanned="2" office:value-type="string">
            <text:p text:style-name="P6">82</text:p>
          </table:table-cell>
          <table:table-cell table:style-name="Table1.A1" office:value-type="string">
            <text:p text:style-name="P1">Darslikning quyidagi didaktik funktsiyalari ajratiladi:</text:p>
          </table:table-cell>
        </table:table-row>
        <table:table-row>
          <table:covered-table-cell table:style-name="Table1.A1"/>
          <table:table-cell table:style-name="Table1.A1" office:value-type="string">
            <text:p text:style-name="P4">3 та дедактик функцияси кайд этиб утилади 1-мотивацион, у билишга кизикишни ахборот ва кулай усуллар оркали янги билимларни узлаштириш учун зарур назорак коррекцион ва фанга доир малакаларни эгаллаш учун зарур</text:p>
          </table:table-cell>
        </table:table-row>
        <table:table-row>
          <table:table-cell table:style-name="Table1.A1" table:number-rows-spanned="2" office:value-type="string">
            <text:p text:style-name="P6">83</text:p>
          </table:table-cell>
          <table:table-cell table:style-name="Table1.A1" office:value-type="string">
            <text:p text:style-name="P1">Dars rejasida ko‘rsatilishi lozim</text:p>
          </table:table-cell>
        </table:table-row>
        <table:table-row>
          <table:covered-table-cell table:style-name="Table1.A1"/>
          <table:table-cell table:style-name="Table1.A1" office:value-type="string">
            <text:p text:style-name="P4">бу муайян дарсни утказиш буйича укитувчининг кулланмаси булиб,у максадларга(талабалар нимани урганиши керак)кандай эришиш (усули,тартиби)ва максад канчалик  тугри булганлигини улчаш усулини уз ичига олади ва куйидагиларга эришилди(тест,иш вароги,уй вазифаси)</text:p>
          </table:table-cell>
        </table:table-row>
        <table:table-row>
          <table:table-cell table:style-name="Table1.A1" table:number-rows-spanned="2" office:value-type="string">
            <text:p text:style-name="P6">84</text:p>
          </table:table-cell>
          <table:table-cell table:style-name="Table1.A1" office:value-type="string">
            <text:p text:style-name="P1">Didaktika so‘zining ma’nosi?</text:p>
          </table:table-cell>
        </table:table-row>
        <table:table-row>
          <table:covered-table-cell table:style-name="Table1.A1"/>
          <table:table-cell table:style-name="Table1.A1" office:value-type="string">
            <text:p text:style-name="P4">дидактика-(кадимги юнонча тилидан олинган булиб,дидактикос-"ургатувчи","талим берувчи")педагогиканинг тармоги</text:p>
          </table:table-cell>
        </table:table-row>
        <table:table-row>
          <table:table-cell table:style-name="Table1.A1" table:number-rows-spanned="2" office:value-type="string">
            <text:p text:style-name="P6">85</text:p>
          </table:table-cell>
          <table:table-cell table:style-name="Table1.A1" office:value-type="string">
            <text:p text:style-name="P1">Didaktikaning asosiy kategoriyalarini toping?</text:p>
          </table:table-cell>
        </table:table-row>
        <table:table-row>
          <table:covered-table-cell table:style-name="Table1.A1"/>
          <table:table-cell table:style-name="Table1.A1" office:value-type="string">
            <text:p text:style-name="P4">дарс,билим олиш, талим, билим,куникма, малака, талим максади, талим мазмуни,талим жараёни, талим жараёнини ташкил этиш, талим турлари, шакллари, методлари ва воиталари, талим натижаси</text:p>
          </table:table-cell>
        </table:table-row>
        <table:table-row>
          <table:table-cell table:style-name="Table1.A171" office:value-type="string">
            <text:p text:style-name="P7">86</text:p>
          </table:table-cell>
          <table:table-cell table:style-name="Table1.A1" office:value-type="string">
            <text:p text:style-name="P1">ТАЛИМНИНГ ЗАМОНАВИЙ ПАРАДИГМАЛАРИ НЕЧТА…<text:span text:style-name="T1">(5 та комерт, ратциалонист, фанаменалогик, гуманистик, технокиратик)</text:span></text:p>
          </table:table-cell>
        </table:table-row>
        <table:table-row>
          <table:table-cell table:style-name="Table1.A171" office:value-type="string">
            <text:p text:style-name="P7">87</text:p>
          </table:table-cell>
          <table:table-cell table:style-name="Table1.A1" office:value-type="string">
            <text:p text:style-name="P1">БУЮК ДИДАКТИКА АСАРИНИНГ МУАЛЛИФИ КИМ…(<text:span text:style-name="T1">Й.А.Коменцкий)</text:span></text:p>
          </table:table-cell>
        </table:table-row>
        <table:table-row>
          <table:table-cell table:style-name="Table1.A171" office:value-type="string">
            <text:p text:style-name="P7">88</text:p>
          </table:table-cell>
          <table:table-cell table:style-name="Table1.A1" office:value-type="string">
            <text:p text:style-name="P1">ДИДАКТИКА МУАММОЛИ ТАЛИМ НАЗРИЯСИГА КИМ АСОС СОЛГАН…(<text:span text:style-name="T1">Й.А.Коменцкий)</text:span></text:p>
          </table:table-cell>
        </table:table-row>
        <table:table-row>
          <table:table-cell table:style-name="Table1.A171" office:value-type="string">
            <text:p text:style-name="P7">89</text:p>
          </table:table-cell>
          <table:table-cell table:style-name="Table1.A1" office:value-type="string">
            <text:p text:style-name="P1">ДИДАКТИКА АТАМАСИ ПЕДАГОГИКАДА ИЛК БР КИМ ТОМОНИДАН "УКИТИШ САНАТИ" МАНОСИДА КУЛЛАГАН ОЛИМ КИМ…<text:span text:style-name="T1">(Ю.Амоницкий Каминицкий)</text:span></text:p>
          </table:table-cell>
        </table:table-row>
        <table:table-row>
          <table:table-cell table:style-name="Table1.A171" office:value-type="string">
            <text:p text:style-name="P7">90</text:p>
          </table:table-cell>
          <table:table-cell table:style-name="Table1.A1" office:value-type="string">
            <text:p text:style-name="P1">ТАЛИМ НАЗАРИЯСИНИНГ ОБЙЕКТИ НИМА…(<text:span text:style-name="T1">талим берувчи ва талим олувчи муайян максалдларга каратилган биргаликдаги фаолиятини ташкил килиниши , тартибга солинган йул йигиндиси</text:span>)</text:p>
          </table:table-cell>
        </table:table-row>
        <table:table-row>
          <table:table-cell table:style-name="Table1.A171" office:value-type="string">
            <text:p text:style-name="P7">91</text:p>
          </table:table-cell>
          <table:table-cell table:style-name="Table1.A1" office:value-type="string">
            <text:p text:style-name="P11">…<text:span text:style-name="T11">.-- БУ ТАЛИМ УНИНГ МАКСАДИ, МАЗМУНИ, ШАКЛЛАРИ, МЕТОДЛАРИ, ВОСИТАЛАРИ ВА ТАШКИЛИШ ШАКЛЛАРИ ТУГРИСИДАГИ ФАН.(</text:span><text:span text:style-name="T2">дедактика</text:span><text:span text:style-name="T11">)</text:span></text:p>
          </table:table-cell>
        </table:table-row>
        <table:table-row>
          <table:table-cell table:style-name="Table1.A171" office:value-type="string">
            <text:p text:style-name="P7">92</text:p>
          </table:table-cell>
          <table:table-cell table:style-name="Table1.A1" office:value-type="string">
            <text:p text:style-name="P1">билимга юналтирилган парадигма бу…(<text:span text:style-name="T1">ананавий консерватив парадигма</text:span>)</text:p>
          </table:table-cell>
        </table:table-row>
        <text:soft-page-break/>
        <table:table-row>
          <table:table-cell table:style-name="Table1.A171" office:value-type="string">
            <text:p text:style-name="P7">93</text:p>
          </table:table-cell>
          <table:table-cell table:style-name="Table1.A1" office:value-type="string">
            <text:p text:style-name="P1">"ДИДАСКО" СУЗИНИНГ МАНОСИ НИМА…(<text:span text:style-name="T1">урганувчи</text:span>)</text:p>
          </table:table-cell>
        </table:table-row>
        <table:table-row>
          <table:table-cell table:style-name="Table1.A171" office:value-type="string">
            <text:p text:style-name="P7">94</text:p>
          </table:table-cell>
          <table:table-cell table:style-name="Table1.A1" office:value-type="string">
            <text:p text:style-name="P1">"ТАЛИМ МАЗМУНИ" ДЕГАНДА НИМАНИ ТУШУНАСИЗ…(<text:span text:style-name="T1">укувчилар билиш жараёнида эгаллаб олиши лозим булган билим, малака ва куникма</text:span>)</text:p>
          </table:table-cell>
        </table:table-row>
        <table:table-row>
          <table:table-cell table:style-name="Table1.A171" office:value-type="string">
            <text:p text:style-name="P7">95</text:p>
          </table:table-cell>
          <table:table-cell table:style-name="Table1.A1" office:value-type="string">
            <text:p text:style-name="P1">"ТАЛИМ ЖАРАЁНИ" ДЕГАНДА НИМАНИ ТУШУНАСИЗ…(<text:span text:style-name="T1">укитувчи ва укувчилар уртасида ташкил этилувчи хамда илмий билимларни узлаштиришга юналтирилган педагогик жараён</text:span>)</text:p>
          </table:table-cell>
        </table:table-row>
        <table:table-row>
          <table:table-cell table:style-name="Table1.A171" office:value-type="string">
            <text:p text:style-name="P7">96</text:p>
          </table:table-cell>
          <table:table-cell table:style-name="Table1.A1" office:value-type="string">
            <text:p text:style-name="P1">ПЕДАГОГИКА ФАНИНИНГ ТАРКИБИЙ ТУЗИЛИШИ ДЕГАНДА НИМАНИ ТУШУНАСИЗ…(<text:span text:style-name="T1">педагогика фани таркибий тузилиши 2 та;1-дедактика талим назарияси;2-тарбия назарияси</text:span>)</text:p>
          </table:table-cell>
        </table:table-row>
        <table:table-row>
          <table:table-cell table:style-name="Table1.A171" office:value-type="string">
            <text:p text:style-name="P7">97</text:p>
          </table:table-cell>
          <table:table-cell table:style-name="Table1.A1" office:value-type="string">
            <text:p text:style-name="P1">УЗБЕКИСТОНДА УЗЛУКСИЗ ТАЛИМ ТИЗИМИ КЕТМА КЕТЛИГИ КАЙСИ ЖАВОБДА ТУГРИ БЕРИЛГАН…(<text:span text:style-name="T1">мактабгача талим, умумий урта талим, урта махсус, касб хунар талими, олий талим, олий укув юртидан кейинги талим, кадрлар малакасини тайёрлаш, мактабдан ташкари талим</text:span>)</text:p>
          </table:table-cell>
        </table:table-row>
        <table:table-row>
          <table:table-cell table:style-name="Table1.A171" office:value-type="string">
            <text:p text:style-name="P7">98</text:p>
          </table:table-cell>
          <table:table-cell table:style-name="Table1.A1" office:value-type="string">
            <text:p text:style-name="P1">ОПТИМАЛЛАШТИРИШ ДЕГАНДА НИМАНИ ТУШУНАСИЗ…(<text:span text:style-name="T1">умумий манода бу бирор бир нарсани иложи борича энг самарали усулда ёки энг яхши холатда бажариш ёки хал килиш кобилиятини англатади</text:span>)</text:p>
          </table:table-cell>
        </table:table-row>
        <table:table-row>
          <table:table-cell table:style-name="Table1.A171" office:value-type="string">
            <text:p text:style-name="P7">99</text:p>
          </table:table-cell>
          <table:table-cell table:style-name="Table1.A1" office:value-type="string">
            <text:p text:style-name="P1">ТАЛИМ МЕТОДЛАРИ ДЕГАНДА НИМАНИ ТУШУНАСИЗ…(<text:span text:style-name="T1">талим жараёнида кулланилиб, самарасини таминловчи усуллар мажмуи.Укитувчи ва укувчилар узаро хамкорлик тартибли фаолият усули</text:span>)</text:p>
          </table:table-cell>
        </table:table-row>
        <table:table-row>
          <table:table-cell table:style-name="Table1.A171" office:value-type="string">
            <text:p text:style-name="P7">100</text:p>
          </table:table-cell>
          <table:table-cell table:style-name="Table1.A1" office:value-type="string">
            <text:p text:style-name="P1">"ДИДАКТИКА" ТЕРМИНИ ЮНОНЧА "ДИДАКТОС" ДЕГАН СУЗДАН ОЛИНГАН БУЛИБ,КАНДАЙ МАНОДА ТАРЖИМА КИЛИНАДИ…(<text:span text:style-name="T1">ургатувчи</text:span>)</text:p>
          </table:table-cell>
        </table:table-row>
        <table:table-row>
          <table:table-cell table:style-name="Table1.A171" office:value-type="string">
            <text:p text:style-name="P7">101</text:p>
          </table:table-cell>
          <table:table-cell table:style-name="Table1.A1" office:value-type="string">
            <text:p text:style-name="P1">"БУЮК ДИДАКТИКА" АСАРИНИ КИМ ЁЗГАН…(<text:span text:style-name="T1">Й.А.Коменцкий</text:span>)</text:p>
          </table:table-cell>
        </table:table-row>
        <table:table-row>
          <table:table-cell table:style-name="Table1.A171" office:value-type="string">
            <text:p text:style-name="P7">102</text:p>
          </table:table-cell>
          <table:table-cell table:style-name="Table1.A1" office:value-type="string">
            <text:p text:style-name="P1">УКИТИШ ЖАРАЁНИ ТУШУНЧАСИ ВА МОХИЯТИ ,УКИТИШНИНГ ТАМОЙИЛЛАРИ, ТАЛИМ МАЗМУНИ, ТАЛИМ МЕТОДЛАРИ, УКИТИШ ЖАРАЁНИНИ ТАШКИЛ ЭТИШ ШАКЛЛАРИ ПЕДАГОГИКАНИНГ КАЙСИ БУЛИМИГА ТЕГИШЛИ…(<text:span text:style-name="T1">дедактика</text:span>)</text:p>
          </table:table-cell>
        </table:table-row>
        <table:table-row>
          <table:table-cell table:style-name="Table1.A171" office:value-type="string">
            <text:p text:style-name="P7">103</text:p>
          </table:table-cell>
          <table:table-cell table:style-name="Table1.A1" office:value-type="string">
            <text:p text:style-name="P1">УКИТУВЧИ ФАОЛИЯТИ ВА УКВУВЧИЛАР БИЛИШ ФАОЛИЯТИНИНГ ХУСУСИЯТИНИБИ БЕЛГИЛАЙДИГАН АСОСИЙ КОИДАЛАР НИМА ДЕБ ЮРИТИЛАДИ…(<text:span text:style-name="T1">уктиш тамойиллари</text:span>)</text:p>
          </table:table-cell>
        </table:table-row>
        <table:table-row>
          <table:table-cell table:style-name="Table1.A171" office:value-type="string">
            <text:p text:style-name="P7">104</text:p>
          </table:table-cell>
          <table:table-cell table:style-name="Table1.A1" office:value-type="string">
            <text:p text:style-name="P1">укувчининг укувчилар билимлари чукур, онгли ва мустакил эгаллаб олишларига каратилган ва укувчилар билиш фаолиятини бошкаришни таминлайдиган фаолият усуллари нима деб юритилади…(<text:span text:style-name="T1">талим методлари</text:span>)</text:p>
          </table:table-cell>
        </table:table-row>
        <table:table-row>
          <table:table-cell table:style-name="Table1.A171" office:value-type="string">
            <text:p text:style-name="P7">105</text:p>
          </table:table-cell>
          <table:table-cell table:style-name="Table1.A1" office:value-type="string">
            <text:p text:style-name="P1">фикрлаш, эслаб колиш ва билим олиш фаоллигининг характери буйича методларга кайсилар киради…(<text:span text:style-name="T1">огзаки, кургазмали ва амалий</text:span>)</text:p>
          </table:table-cell>
        </table:table-row>
        <text:soft-page-break/>
        <table:table-row>
          <table:table-cell table:style-name="Table1.A171" office:value-type="string">
            <text:p text:style-name="P7">106</text:p>
          </table:table-cell>
          <table:table-cell table:style-name="Table1.A1" office:value-type="string">
            <text:p text:style-name="P1">синф дарс тизими шаклида олиб борилмайдиган машгулот турини айтинг…(<text:span text:style-name="T1">синф хонаси, укувчилар гурухи, дарс максади</text:span>)</text:p>
          </table:table-cell>
        </table:table-row>
        <table:table-row>
          <table:table-cell table:style-name="Table1.A171" office:value-type="string">
            <text:p text:style-name="P7">107</text:p>
          </table:table-cell>
          <table:table-cell table:style-name="Table1.A1" office:value-type="string">
            <text:p text:style-name="P1">узбекистон республикасининг "талим тугрисида"ги конуни качон кабул килинган…(<text:span text:style-name="T1">2020 йил 23-сентябрь</text:span>)</text:p>
          </table:table-cell>
        </table:table-row>
        <table:table-row>
          <table:table-cell table:style-name="Table1.A171" office:value-type="string">
            <text:p text:style-name="P7">108</text:p>
          </table:table-cell>
          <table:table-cell table:style-name="Table1.A1" office:value-type="string">
            <text:p text:style-name="P1">педагогиканинг асосий тушунчалари кайсилар…(<text:span text:style-name="T1">ривожлантириш, шакллантириш, талим ва тарбия, мулокот</text:span>)</text:p>
          </table:table-cell>
        </table:table-row>
        <table:table-row>
          <table:table-cell table:style-name="Table1.A171" office:value-type="string">
            <text:p text:style-name="P7">109</text:p>
          </table:table-cell>
          <table:table-cell table:style-name="Table1.A1" office:value-type="string">
            <text:p text:style-name="P1">боланинг богча даври кайси каторда курсатилган…(<text:span text:style-name="T1">3-7 ёш</text:span>)</text:p>
          </table:table-cell>
        </table:table-row>
        <table:table-row>
          <table:table-cell table:style-name="Table1.A171" office:value-type="string">
            <text:p text:style-name="P7">110</text:p>
          </table:table-cell>
          <table:table-cell table:style-name="Table1.A1" office:value-type="string">
            <text:p text:style-name="P1">укув режаси ким томонидан тасдикланади…(<text:span text:style-name="T1">укув режаси тегишли вазирликлар томонидан тузилади ва тасдикланади</text:span>)</text:p>
          </table:table-cell>
        </table:table-row>
        <table:table-row>
          <table:table-cell table:style-name="Table1.A171" office:value-type="string">
            <text:p text:style-name="P7">111</text:p>
          </table:table-cell>
          <table:table-cell table:style-name="Table1.A1" office:value-type="string">
            <text:p text:style-name="P1">укув дастури кайси хужжатга асосан тузилади…(<text:span text:style-name="T1">узбекистон республикаси халк талими вазирлиги томонидан ишлаб чикилиб тасдикланади</text:span>)</text:p>
          </table:table-cell>
        </table:table-row>
        <table:table-row>
          <table:table-cell table:style-name="Table1.A171" office:value-type="string">
            <text:p text:style-name="P7">112</text:p>
          </table:table-cell>
          <table:table-cell table:style-name="Table1.A1" office:value-type="string">
            <text:p text:style-name="P1">укитиш усули деганда…(<text:span text:style-name="T1">укитувчи ва талабаларнинг укув муаммоларини хал килишга каратилган биргаликдаги фаолият юллари</text:span>)</text:p>
          </table:table-cell>
        </table:table-row>
        <table:table-row>
          <table:table-cell table:style-name="Table1.A171" office:value-type="string">
            <text:p text:style-name="P7">113</text:p>
          </table:table-cell>
          <table:table-cell table:style-name="Table1.A1" office:value-type="string">
            <text:p text:style-name="P1">бир академик соат неча минутдан иборат…(<text:span text:style-name="T1">1 соат укув машгулотлари укув режага мувофик бир академик соатдан (45 минут) берилади</text:span>)</text:p>
          </table:table-cell>
        </table:table-row>
        <table:table-row>
          <table:table-cell table:style-name="Table1.A171" office:value-type="string">
            <text:p text:style-name="P7">114</text:p>
          </table:table-cell>
          <table:table-cell table:style-name="Table1.A1" office:value-type="string">
            <text:p text:style-name="P1">синф-дарс тизимининг асосчиси ким…(<text:span text:style-name="T1">укитувчи</text:span>)</text:p>
          </table:table-cell>
        </table:table-row>
        <table:table-row>
          <table:table-cell table:style-name="Table1.A171" office:value-type="string">
            <text:p text:style-name="P7">115</text:p>
          </table:table-cell>
          <table:table-cell table:style-name="Table1.A1" office:value-type="string">
            <text:p text:style-name="P1">бевосита укитувчи рахбарлигида муайян укувчилар гурухи билан олиб бориладиган талим машгулотига…(<text:span text:style-name="T1">дарс дейилади</text:span>)</text:p>
          </table:table-cell>
        </table:table-row>
        <table:table-row>
          <table:table-cell table:style-name="Table1.A171" office:value-type="string">
            <text:p text:style-name="P7">116</text:p>
          </table:table-cell>
          <table:table-cell table:style-name="Table1.A1" office:value-type="string">
            <text:p text:style-name="P1">умумий урта талим мактаблари давлат талим стандарти качон кабул килинган…(<text:span text:style-name="T1">1999 йил 1-сентябрь</text:span>)</text:p>
          </table:table-cell>
        </table:table-row>
        <table:table-row>
          <table:table-cell table:style-name="Table1.A171" office:value-type="string">
            <text:p text:style-name="P7">117</text:p>
          </table:table-cell>
          <table:table-cell table:style-name="Table1.A1" office:value-type="string">
            <text:p text:style-name="P1">неча ёшдан этиборан ясли даври хисобланади…<text:span text:style-name="T1">J:(maktabgacha davrdan oldingi davr) - 3 yoshgacha</text:span></text:p>
          </table:table-cell>
        </table:table-row>
        <table:table-row>
          <table:table-cell table:style-name="Table1.A171" office:value-type="string">
            <text:p text:style-name="P7">118</text:p>
          </table:table-cell>
          <table:table-cell table:style-name="Table1.A1" office:value-type="string">
            <text:p text:style-name="P1">кадимги Юнонистонда укитувчиларни нима дейишган…(<text:span text:style-name="T1">талим берувчи муаллим</text:span>)</text:p>
          </table:table-cell>
        </table:table-row>
        <table:table-row>
          <table:table-cell table:style-name="Table1.A171" office:value-type="string">
            <text:p text:style-name="P7">119</text:p>
          </table:table-cell>
          <table:table-cell table:style-name="Table1.A1" office:value-type="string">
            <text:p text:style-name="P1">магистратура кандай талим тури, неча йил давом этади…(<text:span text:style-name="T1">олий талим 3 йил</text:span>)</text:p>
          </table:table-cell>
        </table:table-row>
        <table:table-row>
          <table:table-cell table:style-name="Table1.A171" office:value-type="string">
            <text:p text:style-name="P7">120</text:p>
          </table:table-cell>
          <table:table-cell table:style-name="Table1.A1" office:value-type="string">
            <text:p text:style-name="P1">онгли хатти-харакатнинг автоматлаштирилган, бехато бажариладиган харакат бу…(<text:span text:style-name="T1">билим ёки талим</text:span>)</text:p>
          </table:table-cell>
        </table:table-row>
        <table:table-row>
          <table:table-cell table:style-name="Table1.A171" office:value-type="string">
            <text:p text:style-name="P7">121</text:p>
          </table:table-cell>
          <table:table-cell table:style-name="Table1.A1" office:value-type="string">
            <text:p text:style-name="P1">укувчи фаолиятининг асосий тури кайси жавобда тугри курсатилган…(<text:span text:style-name="T1">уйин, укиш, мехнат уйин, укиш мехнат, муомала мехнат</text:span>)</text:p>
          </table:table-cell>
        </table:table-row>
        <table:table-row>
          <table:table-cell table:style-name="Table1.A171" office:value-type="string">
            <text:p text:style-name="P7">122</text:p>
          </table:table-cell>
          <table:table-cell table:style-name="Table1.A1" office:value-type="string">
            <text:p text:style-name="P1">малака бу…<text:span text:style-name="T1">(укув жараёниниг назарий билимларини мустахкамлаш, амалий куникма хосил килиши , укув режаси ва укув дастурларнинг малум(якуний) кисмидаги мавзу буйича материаллар туплаш учун утказилади</text:span>)</text:p>
          </table:table-cell>
        </table:table-row>
        <table:table-row>
          <table:table-cell table:style-name="Table1.A171" office:value-type="string">
            <text:p text:style-name="P7">123</text:p>
          </table:table-cell>
          <table:table-cell table:style-name="Table1.A1" office:value-type="string">
            <text:p text:style-name="P1">укув дастурида нималар курсатилган…(<text:span text:style-name="T1">таянч укув режага мувофик укув фанларнинг сифатлари ва мавзулари буйича хажми мазмуни мавзуни урганиш кетма-кетлиги ва шакллантирадиган компетенсиялари курсатилган</text:span>)</text:p>
          </table:table-cell>
        </table:table-row>
        <text:soft-page-break/>
        <table:table-row>
          <table:table-cell table:style-name="Table1.A171" office:value-type="string">
            <text:p text:style-name="P7">124</text:p>
          </table:table-cell>
          <table:table-cell table:style-name="Table1.A1" office:value-type="string">
            <text:p text:style-name="P1">DTSнинг вазифалари…(<text:span text:style-name="T1">давлат талим талабларини, малака талабларини, укув режалари ва укув дастурларини ишлаб чикишда иштирок этади</text:span>)</text:p>
          </table:table-cell>
        </table:table-row>
        <table:table-row>
          <table:table-cell table:style-name="Table1.A171" office:value-type="string">
            <text:p text:style-name="P7">125</text:p>
          </table:table-cell>
          <table:table-cell table:style-name="Table1.A1" office:value-type="string">
            <text:p text:style-name="P1">ананавий ёндашувнинг асосий хусусияти нимада…(<text:span text:style-name="T1">гапириб бериш, тушунтириш, талаба эса бу ахборотларни хотирада саклайди</text:span>)</text:p>
          </table:table-cell>
        </table:table-row>
        <table:table-row>
          <table:table-cell table:style-name="Table1.A171" office:value-type="string">
            <text:p text:style-name="P7">126</text:p>
          </table:table-cell>
          <table:table-cell table:style-name="Table1.A1" office:value-type="string">
            <text:p text:style-name="P1">масофадан укитиш услубий материаллари…(<text:span text:style-name="T1">дарслик, аудио ва видео дарсликлар, онлайн дарслар, электрон кутубхона,тестлар, мултимедиа</text:span>)</text:p>
          </table:table-cell>
        </table:table-row>
        <table:table-row>
          <table:table-cell table:style-name="Table1.A171" office:value-type="string">
            <text:p text:style-name="P7">127</text:p>
          </table:table-cell>
          <table:table-cell table:style-name="Table1.A1" office:value-type="string">
            <text:p text:style-name="P1">PISA дастури…(<text:span text:style-name="T1">укувчиларни талимий ютукларини бахолаш халкаро дастури</text:span>)</text:p>
          </table:table-cell>
        </table:table-row>
        <table:table-row>
          <table:table-cell table:style-name="Table1.A171" office:value-type="string">
            <text:p text:style-name="P7">128</text:p>
          </table:table-cell>
          <table:table-cell table:style-name="Table1.A1" office:value-type="string">
            <text:p text:style-name="P1">PISA (the programme for international student Assessment)дастурига азо булган давлатларда талимнинг кайси юналишлари бахоланади…<text:span text:style-name="T1">(J: 15 yoshli o‘quvchilarning o‘qish, matematika va tabiiy fanlardan savodxonligini baholaydi</text:span></text:p>
          </table:table-cell>
        </table:table-row>
        <table:table-row>
          <table:table-cell table:style-name="Table1.A171" office:value-type="string">
            <text:p text:style-name="P7">129</text:p>
          </table:table-cell>
          <table:table-cell table:style-name="Table1.A1" office:value-type="string">
            <text:p text:style-name="P1">PISA буйича 50 баллга осиши хар йиллик ялпи ички махсулот (YaIM)нинг неча фоизга усишини таминлайди…(<text:span text:style-name="T1">1 фоиз</text:span>)</text:p>
          </table:table-cell>
        </table:table-row>
        <table:table-row>
          <table:table-cell table:style-name="Table1.A171" office:value-type="string">
            <text:p text:style-name="P7">130</text:p>
          </table:table-cell>
          <table:table-cell table:style-name="Table1.A1" office:value-type="string">
            <text:p text:style-name="P1">TIMSS (trends in international mathematics and science study)дастурининг вазифасини тугри курсатилган каторни белгиланг…<text:span text:style-name="T1">J: Xalqaro matematika va tabiiy fanlarning o’rganishdagi tendensiyalarini aniqlash</text:span></text:p>
          </table:table-cell>
        </table:table-row>
        <table:table-row>
          <table:table-cell table:style-name="Table1.A171" office:value-type="string">
            <text:p text:style-name="P7">131</text:p>
          </table:table-cell>
          <table:table-cell table:style-name="Table1.A1" office:value-type="string">
            <text:p text:style-name="P1">TIMSS ёрдамида укувчиларнинг кандай ютуклари бахоланади…<text:span text:style-name="T1">J: bilish, qo‘llash, mulohaza yuritish</text:span></text:p>
          </table:table-cell>
        </table:table-row>
        <table:table-row>
          <table:table-cell table:style-name="Table1.A171" office:value-type="string">
            <text:p text:style-name="P7">132</text:p>
          </table:table-cell>
          <table:table-cell table:style-name="Table1.A1" office:value-type="string">
            <text:p text:style-name="P1">STEAM кандай ёндашув…<text:span text:style-name="T1">J: (S - fan, T - texnologiya, E - muhandislik, A - san’at, M - matematika) - ilm-fan, A - san’at, M - matematika) - ilm-fan, texnologiya, muhandislik, san’at va matematikani birlashtiruvchi zamonaviy yondashuv.</text:span></text:p>
          </table:table-cell>
        </table:table-row>
        <table:table-row>
          <table:table-cell table:style-name="Table1.A171" office:value-type="string">
            <text:p text:style-name="P7">133</text:p>
          </table:table-cell>
          <table:table-cell table:style-name="Table1.A1" office:value-type="string">
            <text:p text:style-name="P1">STEAM ёндашув кайси давлатда ишлаб чикарилган…<text:span text:style-name="T1">J: Amerikada</text:span></text:p>
          </table:table-cell>
        </table:table-row>
        <table:table-row>
          <table:table-cell table:style-name="Table1.A171" office:value-type="string">
            <text:p text:style-name="P7">134</text:p>
          </table:table-cell>
          <table:table-cell table:style-name="Table1.A1" office:value-type="string">
            <text:p text:style-name="P1">STEAM укувчиларнинг лойиха ва укув тадкикот фаолияти каерда амалга оширилади…<text:span text:style-name="T1">J: maktabda va maktabdan tashqarida </text:span></text:p>
          </table:table-cell>
        </table:table-row>
        <table:table-row>
          <table:table-cell table:style-name="Table1.A171" office:value-type="string">
            <text:p text:style-name="P7">135</text:p>
          </table:table-cell>
          <table:table-cell table:style-name="Table1.A1" office:value-type="string">
            <text:p text:style-name="P1">PISA тадкикотлари нечинчи йилдан бошланган ва неча йиллик даврда утказилади…<text:span text:style-name="T1">J: PISA tadqiqotlari 2000 yildan boshlangan va uch yillik davrda o‘tkaziladi. </text:span></text:p>
          </table:table-cell>
        </table:table-row>
        <table:table-row>
          <table:table-cell table:style-name="Table1.A171" office:value-type="string">
            <text:p text:style-name="P7">136</text:p>
          </table:table-cell>
          <table:table-cell table:style-name="Table1.A1" office:value-type="string">
            <text:p text:style-name="P1">PISA тадкикотлари неча йошли болаларнинг математика, табиий фанлар ва она тилиданхаётий куникмаларни эгаллаганлигини урганишга каратилган тадкикот <text:span text:style-name="T1">J: O‘quvchilar bilimini baholash xalqaro dasturi, 15 yoshli bolalar</text:span></text:p>
          </table:table-cell>
        </table:table-row>
        <table:table-row>
          <table:table-cell table:style-name="Table1.A171" office:value-type="string">
            <text:p text:style-name="P7">137</text:p>
          </table:table-cell>
          <table:table-cell table:style-name="Table1.A1" office:value-type="string">
            <text:p text:style-name="P1">табиий-илмий саводхонликниг компетенсияларини аникланг…<text:span text:style-name="T1">J: hodisalarni ilmiy jihatdan tushuntirish, ilmiy tadqiqotlarni loyihalash va baholash, ma’lumotlar va dalillarni ilmiy talqin qilish</text:span></text:p>
          </table:table-cell>
        </table:table-row>
        <table:table-row>
          <table:table-cell table:style-name="Table1.A171" office:value-type="string">
            <text:p text:style-name="P7">138</text:p>
          </table:table-cell>
          <table:table-cell table:style-name="Table1.A1" office:value-type="string">
            <text:p text:style-name="P1">PIRLS-progress in international reading and literacy study--халкаро бахолаш дастурлари буйича халкаро тадкикотларни ташкил этиш юналишини белгиланг…<text:span text:style-name="T1">J: boshlang‘ich 4-sinf o‘quvchilarining matnni </text:span><text:soft-page-break/><text:span text:style-name="T1">o‘qish va tushunish darajasini baholash;</text:span></text:p>
          </table:table-cell>
        </table:table-row>
        <table:table-row>
          <table:table-cell table:style-name="Table1.A171" office:value-type="string">
            <text:p text:style-name="P7">139</text:p>
          </table:table-cell>
          <table:table-cell table:style-name="Table1.A1" office:value-type="string">
            <text:p text:style-name="P1">TALIS-the teaching and learning international Survey-халкаро бахолаш дастурлари буйича халкаро тадкикотларни ташкил этиш юналишини белгиланг…<text:span text:style-name="T1">J: rahbar va pedagog kadrlarning umumiy o‘rta ta’lim muassasalarida o‘qitish va ta’lim olish muhitini hamda o‘qituvchilarning ish sharoitlarini o‘rganish</text:span></text:p>
          </table:table-cell>
        </table:table-row>
        <table:table-row>
          <table:table-cell table:style-name="Table1.A171" office:value-type="string">
            <text:p text:style-name="P7">140</text:p>
          </table:table-cell>
          <table:table-cell table:style-name="Table1.A1" office:value-type="string">
            <text:p text:style-name="P1">STEAM-<text:span text:style-name="T1">J: ta’limni real hayot bilan bog‘lovchi texnologiya</text:span></text:p>
          </table:table-cell>
        </table:table-row>
        <table:table-row>
          <table:table-cell table:style-name="Table1.A171" office:value-type="string">
            <text:p text:style-name="P7">141</text:p>
          </table:table-cell>
          <table:table-cell table:style-name="Table1.A1" office:value-type="string">
            <text:p text:style-name="P1">муаммоли укитишнинг шартларига киради…1.укув ахборотларининг такомиллашип бориш тизими; 2.ахборотнинг укув вазифасига утказилиши вактида муаммони йечиш усулини ташлаш; 3.талим олувчининг субйектив мавкеи,билиш максадларини англаб йетиши ва карор кабул килиши; 4.муаммони хал килиш ва натижани кулга киритиш учун узининг ихтиёрида булган воситалари бахолай билишидир...                                 <text:span text:style-name="T1">J: 1,2,3,4</text:span></text:p>
          </table:table-cell>
        </table:table-row>
        <table:table-row>
          <table:table-cell table:style-name="Table1.A171" office:value-type="string">
            <text:p text:style-name="P7">142</text:p>
          </table:table-cell>
          <table:table-cell table:style-name="Table1.A1" office:value-type="string">
            <text:p text:style-name="P1">PIRLS дастурида катнашувчи мамлакатлар сони 2001 йилда нечтани ташкил этган…<text:span text:style-name="T1">J:35</text:span></text:p>
          </table:table-cell>
        </table:table-row>
        <table:table-row>
          <table:table-cell table:style-name="Table1.A171" office:value-type="string">
            <text:p text:style-name="P7">143</text:p>
          </table:table-cell>
          <table:table-cell table:style-name="Table1.A1" office:value-type="string">
            <text:p text:style-name="P1">муаммоли талим технологиясининг максади нима…<text:span text:style-name="T1">J: Muammoli vaziyatlarning yechimini to‘g‘ri topishga o‘rgatish</text:span></text:p>
          </table:table-cell>
        </table:table-row>
        <table:table-row>
          <table:table-cell table:style-name="Table1.A171" office:value-type="string">
            <text:p text:style-name="P7">144</text:p>
          </table:table-cell>
          <table:table-cell table:style-name="Table1.A1" office:value-type="string">
            <text:p text:style-name="P1">муаммоли талим кандай тавсифланиши мумкин…1.муаммоли укитиш мантикий фикрлар тадбирлари (тахлил,умумлаштириш)хисобга олинган ургатиш;  2.дарс бериш усулларини куллаш коидалари;   3.укувчиларни тадкикот фаолиятлари конуниятларининг (муаммоли вазият, билишга, кизикишга, талаб ва бошкалар) тизими...<text:span text:style-name="T1">J: 1,2,3</text:span></text:p>
          </table:table-cell>
        </table:table-row>
        <table:table-row>
          <table:table-cell table:style-name="Table1.A171" office:value-type="string">
            <text:p text:style-name="P7">145</text:p>
          </table:table-cell>
          <table:table-cell table:style-name="Table1.A1" office:value-type="string">
            <text:p text:style-name="P1">нукталар урнига мос сузларни топинг*-"….-кишиларнинг хар бир жамиятга хос хулк нормалари мажмуи";"….ижтимоий онг шаклларидан бири булиб, хамма сохаларда кишиларнинг хатти-харакатларини тартибга солиш функциясини бажаради"….  <text:span text:style-name="T1">J:Tarbiya, Ahloq </text:span></text:p>
          </table:table-cell>
        </table:table-row>
        <table:table-row>
          <table:table-cell table:style-name="Table1.A171" office:value-type="string">
            <text:p text:style-name="P7">146</text:p>
          </table:table-cell>
          <table:table-cell table:style-name="Table1.A1" office:value-type="string">
            <text:p text:style-name="P1">демократик хукукий давлатнинг пойдевори булиб хисобланган тарбия тури… <text:span text:style-name="T1">J:huquqiy tarbiya</text:span></text:p>
          </table:table-cell>
        </table:table-row>
        <table:table-row>
          <table:table-cell table:style-name="Table1.A171" office:value-type="string">
            <text:p text:style-name="P7">147</text:p>
          </table:table-cell>
          <table:table-cell table:style-name="Table1.A1" office:value-type="string">
            <text:p text:style-name="P1">эстетик тарбиянинг максадитугри берилган жовобни курсатинг…<text:span text:style-name="T1">J:  -jamiyat  a’zolarining ijodiy imkoniyatlarini namoyon  qildirish va  ulardan foydalana bilishga ishonch tuyg’usini uyg’otish , tabiat hamda jamiyat ijtimoiy jarayonlariga sof tuyg’u bilan  munosabatda bo’lishga va ularni ravnaq toptirish yo’lida astoydil faoliyat olib borish ko’nikmalarini hosil qilish,o’tmish ma’naviy merosimizga hurmat hissini uyg’otish, milliy g’urur, milliy iftixor tuyg’ularini shakllantirish uchun zamin yaratish, ijodning barcha turlarini taraqqiy ettirib jahonga yuz tutish va ularni millat manfaatlari uchun naf keltiradigan tomonlarini targ’ib qilishga undashdir.</text:span></text:p>
          </table:table-cell>
        </table:table-row>
        <table:table-row>
          <table:table-cell table:style-name="Table1.A171" office:value-type="string">
            <text:p text:style-name="P7">148</text:p>
          </table:table-cell>
          <table:table-cell table:style-name="Table1.A1" office:value-type="string">
            <text:p text:style-name="P1">"ахлок" тушунчаси кандай манони англатади…<text:span text:style-name="T1">J: kishilarning bir-birlariga, oilaga, jamiyatga boʻlgan munosabatlarida namoyon boʻladigan xatti-harakatlari, xulq-atvorlari, odoblari majmui</text:span></text:p>
          </table:table-cell>
        </table:table-row>
        <text:soft-page-break/>
        <table:table-row>
          <table:table-cell table:style-name="Table1.A171" office:value-type="string">
            <text:p text:style-name="P7">149</text:p>
          </table:table-cell>
          <table:table-cell table:style-name="Table1.A1" office:value-type="string">
            <text:p text:style-name="P1">ватанпарварлик тарбиясида………….урганиш буйича ишларни ташкил этиш мухим роль уйнайди<text:span text:style-name="T1">J: Davlat ramzlarini</text:span></text:p>
          </table:table-cell>
        </table:table-row>
        <table:table-row>
          <table:table-cell table:style-name="Table1.A171" office:value-type="string">
            <text:p text:style-name="P7">150</text:p>
          </table:table-cell>
          <table:table-cell table:style-name="Table1.A1" office:value-type="string">
            <text:p text:style-name="P1">эстетик тарбиянинг асосий воситаларини аникланг…<text:span text:style-name="T1">J: san’at, information texnologiyalar, tabiat, mehnat, sport </text:span></text:p>
          </table:table-cell>
        </table:table-row>
        <table:table-row>
          <table:table-cell table:style-name="Table1.A171" office:value-type="string">
            <text:p text:style-name="P7">151</text:p>
          </table:table-cell>
          <table:table-cell table:style-name="Table1.A1" office:value-type="string">
            <text:p text:style-name="P1">жисмоний тарбиянинг талимий вазифасига нималар киради…<text:span text:style-name="T1">J: harakat ko‘nikma va malakalarini shakllantirish, jismoniy sifatlar (chaqqonlik, tezkorlik, egiluvchanlik, muvozanat, ko‘z bilan chamalash, kuchlilik, chidamlilik)ni o‘stirish, to‘g‘ri qaddi-qomat, gigiyena ko‘nikmalarini tarbiyalash, jismoniy tarbiya haqidagi bilimlarni o‘zlashtirish</text:span></text:p>
          </table:table-cell>
        </table:table-row>
        <table:table-row>
          <table:table-cell table:style-name="Table1.A171" office:value-type="string">
            <text:p text:style-name="P7">152</text:p>
          </table:table-cell>
          <table:table-cell table:style-name="Table1.A1" office:value-type="string">
            <text:p text:style-name="P1">эстетика сузининг маноси нима…<text:span text:style-name="T1">J: (qadimgi yunoncha: αἴσθησις; nemischa: Ästhetik - "his", "tuygʻu")</text:span></text:p>
          </table:table-cell>
        </table:table-row>
        <table:table-row>
          <table:table-cell table:style-name="Table1.A171" office:value-type="string">
            <text:p text:style-name="P7">153</text:p>
          </table:table-cell>
          <table:table-cell table:style-name="Table1.A1" office:value-type="string">
            <text:p text:style-name="P1">тарбия методлари туркумларини аникланг…<text:span text:style-name="T1">J:1.Ijtimoiy ongni shakllantirishga xizmat qiluvchi metodlar 2.Odatlantirish va faoliyatda mashqlantirish metodlari 3.Tarbiyada rag'batlantirish va jazolash matodlari</text:span></text:p>
          </table:table-cell>
        </table:table-row>
        <table:table-row>
          <table:table-cell table:style-name="Table1.A171" office:value-type="string">
            <text:p text:style-name="P7">154</text:p>
          </table:table-cell>
          <table:table-cell table:style-name="Table1.A1" office:value-type="string">
            <text:p text:style-name="P1">ахлокий тарбиянинг вазифалари нималардан иборат…(<text:span text:style-name="T1">болаларда ахлокий хис-туйглар, тасаввурлар ва хатти-харакатларни тарбиялаш</text:span>)</text:p>
          </table:table-cell>
        </table:table-row>
        <table:table-row>
          <table:table-cell table:style-name="Table1.A171" office:value-type="string">
            <text:p text:style-name="P7">155</text:p>
          </table:table-cell>
          <table:table-cell table:style-name="Table1.A1" office:value-type="string">
            <text:p text:style-name="P1">"тарбия бизлар учун ё хаёт ё мамот,ё нажот ё фалокат, ё саодат ё халокат"-деган фикрни ким такидлаган…(<text:span text:style-name="T1">Абдулла Авлоний</text:span>)</text:p>
          </table:table-cell>
        </table:table-row>
        <table:table-row>
          <table:table-cell table:style-name="Table1.A171" office:value-type="string">
            <text:p text:style-name="P7">156</text:p>
          </table:table-cell>
          <table:table-cell table:style-name="Table1.A1" office:value-type="string">
            <text:p text:style-name="P1">тарбия бу…(<text:span text:style-name="T1">шахсда муайян жисмоний, рухий, ахлокий, манавий сифатларни шакллантиришга каратилган амалий педагогик жараён</text:span>)</text:p>
          </table:table-cell>
        </table:table-row>
        <table:table-row>
          <table:table-cell table:style-name="Table1.A171" office:value-type="string">
            <text:p text:style-name="P7">157</text:p>
          </table:table-cell>
          <table:table-cell table:style-name="Table1.A1" office:value-type="string">
            <text:p text:style-name="P1">талим тугрисидаги конуннинг янги тахрирининг нечинчи моддаси "Мактабгача талим ва тарбия" деб аталади…(<text:span text:style-name="T1">8-модда</text:span>)</text:p>
          </table:table-cell>
        </table:table-row>
        <table:table-row>
          <table:table-cell table:style-name="Table1.A171" office:value-type="string">
            <text:p text:style-name="P7">158</text:p>
          </table:table-cell>
          <table:table-cell table:style-name="Table1.A1" office:value-type="string">
            <text:p text:style-name="P1">жамоа ривожланишининг иккинчи боскичига кандай хусусият хос…(<text:span text:style-name="T1">актив шахсга куйиладиган талабларнинг асосий воситаси булиши</text:span>)<text:span text:style-name="T1">J: Navbatdagi bosqichda muayyan darajada shakllangan jamoa faollari (aktivi) jamoa a’zolari oldiga ma’lum talablarni qo‘yadi.</text:span></text:p>
          </table:table-cell>
        </table:table-row>
        <table:table-row>
          <table:table-cell table:style-name="Table1.A171" office:value-type="string">
            <text:p text:style-name="P7">159</text:p>
          </table:table-cell>
          <table:table-cell table:style-name="Table1.A1" office:value-type="string">
            <text:p text:style-name="P1">укувчилар жамоасини шакллантириш неча боскичда амалга оширилади…(<text:span text:style-name="T1">4-боскич</text:span>)</text:p>
          </table:table-cell>
        </table:table-row>
        <table:table-row>
          <table:table-cell table:style-name="Table1.A171" office:value-type="string">
            <text:p text:style-name="P7">160</text:p>
          </table:table-cell>
          <table:table-cell table:style-name="Table1.A1" office:value-type="string">
            <text:p text:style-name="P1">жамоа бу…(<text:span text:style-name="T1">лотинча-йигилма,омма,биргаликдаги мажлис,бирлашма гурух) бир неча азолардан иборат умумий максад асосида ташкил топган гурух</text:span>)</text:p>
          </table:table-cell>
        </table:table-row>
        <table:table-row>
          <table:table-cell table:style-name="Table1.A171" office:value-type="string">
            <text:p text:style-name="P7">161</text:p>
          </table:table-cell>
          <table:table-cell table:style-name="Table1.A1" office:value-type="string">
            <text:p text:style-name="P1">жамоа нима…(<text:span text:style-name="T1">кишиларнинг уюшув шакли</text:span>)<text:span text:style-name="T1">J: uyushgan guruhlar asosida jamiyat maqsadlarini ko`zlab ish yuritadigan guruh.  </text:span></text:p>
          </table:table-cell>
        </table:table-row>
        <table:table-row>
          <table:table-cell table:style-name="Table1.A171" office:value-type="string">
            <text:p text:style-name="P7">162</text:p>
          </table:table-cell>
          <table:table-cell table:style-name="Table1.A1" office:value-type="string">
            <text:p text:style-name="P1">жамоат ривожланишининг кайси боскичида факат педагогик талаблар куйилади…<text:span text:style-name="T1">(J:birinchi</text:span></text:p>
          </table:table-cell>
        </table:table-row>
        <table:table-row>
          <table:table-cell table:style-name="Table1.A171" office:value-type="string">
            <text:p text:style-name="P7">163</text:p>
          </table:table-cell>
          <table:table-cell table:style-name="Table1.A1" office:value-type="string">
            <text:p text:style-name="P1">А.С.Макаренконинг фикрича "айрим узини четга олиб колувчи, инжик шахсларга жамо талаб куя бошлаши" жамоа ривожланишининг кайси боскичида руй беради…(<text:span text:style-name="T1">жамоа риволанишининг 3-боскичи</text:span>)</text:p>
          </table:table-cell>
        </table:table-row>
        <table:table-row>
          <table:table-cell table:style-name="Table1.A171" office:value-type="string">
            <text:p text:style-name="P7">164</text:p>
          </table:table-cell>
          <table:table-cell table:style-name="Table1.A1" office:value-type="string">
            <text:p text:style-name="P1">жамоа ривожланишининг иккинчи боскичига кандай хусусият хос…(<text:span text:style-name="T1">рахбар талаблари гурухнинг энг фаол азолари томонидан куллаб </text:span><text:soft-page-break/><text:span text:style-name="T1">кувватланади, бошлик йетакчиликни яратади</text:span>)</text:p>
          </table:table-cell>
        </table:table-row>
        <table:table-row>
          <table:table-cell table:style-name="Table1.A171" office:value-type="string">
            <text:p text:style-name="P7">165</text:p>
          </table:table-cell>
          <table:table-cell table:style-name="Table1.A1" office:value-type="string">
            <text:p text:style-name="P1">жамоа ананалари нима…<text:span text:style-name="T1">(J: jamoa a`zolari tomonidan birdek qo`llab- quvvatlanuvchi barqarorlashgan odat.</text:span></text:p>
          </table:table-cell>
        </table:table-row>
        <table:table-row>
          <table:table-cell table:style-name="Table1.A171" office:value-type="string">
            <text:p text:style-name="P7">166</text:p>
          </table:table-cell>
          <table:table-cell table:style-name="Table1.A1" office:value-type="string">
            <text:p text:style-name="P1">жамоа азоларини нима бирлаштиради…(<text:span text:style-name="T1">тенгдошлик хусусиятлари. Тартиб интизом ягона максад</text:span>)</text:p>
          </table:table-cell>
        </table:table-row>
        <table:table-row>
          <table:table-cell table:style-name="Table1.A171" office:value-type="string">
            <text:p text:style-name="P7">167</text:p>
          </table:table-cell>
          <table:table-cell table:style-name="Table1.A1" office:value-type="string">
            <text:p text:style-name="P1">юкори даражада шаклланган жамоада бошкарувни ким амалга оширади…(<text:span text:style-name="T1">синф рахбар</text:span>)<text:span text:style-name="T1">J:Jamoa o’z-o’zini boshqaradi</text:span></text:p>
          </table:table-cell>
        </table:table-row>
        <table:table-row>
          <table:table-cell table:style-name="Table1.A171" office:value-type="string">
            <text:p text:style-name="P7">168</text:p>
          </table:table-cell>
          <table:table-cell table:style-name="Table1.A1" office:value-type="string">
            <text:p text:style-name="P1">тарбия методлари нима…(<text:span text:style-name="T1">тарбия максадига эришишнинг 4 йули тарбияланувчиларнинг онги, идораси, туйгулари ва тарбияланувчининг онги, иродаси, хулкига тасир этувчи усуллар</text:span>)<text:span text:style-name="T1"> J: So’z orqali ifodalash metodi Amaliy, namuna metodi Ragbatlantirish va jazo metodi Korgazmalilik metodi</text:span></text:p>
          </table:table-cell>
        </table:table-row>
        <table:table-row>
          <table:table-cell table:style-name="Table1.A171" office:value-type="string">
            <text:p text:style-name="P7">169</text:p>
          </table:table-cell>
          <table:table-cell table:style-name="Table1.A1" office:value-type="string">
            <text:p text:style-name="P1">куйидагилардан кайсилари жазолаш методлари хисобланади...(<text:span text:style-name="T1">тушунтириш,намуна, насихат бериш</text:span>)<text:span text:style-name="T1">J: tanbeh berish, uyaltirish, ogohlantirish</text:span></text:p>
          </table:table-cell>
        </table:table-row>
        <table:table-row>
          <table:table-cell table:style-name="Table1.A171" office:value-type="string">
            <text:p text:style-name="P7">170</text:p>
          </table:table-cell>
          <table:table-cell table:style-name="Table1.A1" office:value-type="string">
            <text:p text:style-name="P1">педагогик талаб нима…(<text:span text:style-name="T1">турли хатти-харакатларни бажариш хамда фаолиятда иштирок этиш чорасида укувчи томонидан амал килиниши зарур булган ижтимоий хулк-атвор меёрлари</text:span>) </text:p>
          </table:table-cell>
        </table:table-row>
        <table:table-row>
          <table:table-cell table:style-name="Table1.A171" office:value-type="string">
            <text:p text:style-name="P7">171</text:p>
          </table:table-cell>
          <table:table-cell table:style-name="Table1.A1" office:value-type="string">
            <text:p text:style-name="P1">педагогик талаб, урганиш,машк килиш, тарбияловчи вазиятлар, мусобака тарбия методларининг кайси гурухини ташкил этади…(<text:span text:style-name="T1">фаол методлар гурухини</text:span>)<text:span text:style-name="T1">J: faoliyatini tashkil etish va ijtimoiy xulq-atvor ko‘nikmalarini shakllantirish metodlari guruhini</text:span></text:p>
          </table:table-cell>
        </table:table-row>
        <table:table-row>
          <table:table-cell table:style-name="Table1.A171" office:value-type="string">
            <text:p text:style-name="P7">172</text:p>
          </table:table-cell>
          <table:table-cell table:style-name="Table1.A1" office:value-type="string">
            <text:p text:style-name="P1">уз-узини тарбиялаш нима…<text:span text:style-name="T1">J:  O’quvchida o’z - o’zini tarbiyalashga, ya’ni o’z ustida ongli batartib ishlashga ehtiyoj paydo bo’lgandagina tarbiya jarayonini samarali deb hisoblasa bo’ladi. O’z - o’zini tarbiyalash o’quvchilarning o’zini - o’zi idora qilishi organlari faoliyatida qatnashishlari, ularning ijtimoiy faollik mavqeini shakllantirishning ta’sirchan vositasidir. O’quvchilar o’qishda, tarbiyada, dam olishda o’z -o’zini tarbiyalash usullaridan foydalanadilar, o’z-o’zini tarbiyalash  tashabbuskorlik va mustaqillikka undaydilar. O’z - o’zini tarbiyalash sifatlari bola bunga tayyor bo’lganda,  u o’zini shaxs deb anglay boshlagach,  amaliy ishlarga mustaqillik ko’rsata boshlagan vaqtda paydo bo’ladi. </text:span>  </text:p>
          </table:table-cell>
        </table:table-row>
        <table:table-row>
          <table:table-cell table:style-name="Table1.A171" office:value-type="string">
            <text:p text:style-name="P7">173</text:p>
          </table:table-cell>
          <table:table-cell table:style-name="Table1.A1" office:value-type="string">
            <text:p text:style-name="P1">ижтимоий онгни шакллантирувчи методлар гурухига кирадиган методларни аникланг…(<text:span text:style-name="T1">маруза, этик сухбат,хикоя,тушунтириш</text:span>)<text:span text:style-name="T1">J: o ’quvchilarda ilmiy dunyoqarash, e ’tiqodni, m a ’naviy va siyosiy g ‘oyalarni shakllantirish maqsadida ularni ongi, hislari va irodasiga ta'sir ko'rsatish metodlari kiradi</text:span></text:p>
          </table:table-cell>
        </table:table-row>
        <table:table-row>
          <table:table-cell table:style-name="Table1.A171" office:value-type="string">
            <text:p text:style-name="P7">174</text:p>
          </table:table-cell>
          <table:table-cell table:style-name="Table1.A1" office:value-type="string">
            <text:p text:style-name="P1">кайси каторда рагбатлантириш (хулк-атворни тузатиш) методлари гурухига кирувчи методлар тугри берилган…<text:span text:style-name="T1">(J:Mukofatlash,maqtash, Ruhlantirish</text:span></text:p>
          </table:table-cell>
        </table:table-row>
        <table:table-row>
          <table:table-cell table:style-name="Table1.A171" office:value-type="string">
            <text:p text:style-name="P7">175</text:p>
          </table:table-cell>
          <table:table-cell table:style-name="Table1.A1" office:value-type="string">
            <text:p text:style-name="P1">тарбия методлари кайси каторда тугри курсатилган…(<text:span text:style-name="T1">рагбатлантириш, ургатиш онгни шакллантирувчи методлари</text:span>)</text:p>
          </table:table-cell>
        </table:table-row>
        <text:soft-page-break/>
        <table:table-row>
          <table:table-cell table:style-name="Table1.A171" office:value-type="string">
            <text:p text:style-name="P7">176</text:p>
          </table:table-cell>
          <table:table-cell table:style-name="Table1.A1" office:value-type="string">
            <text:p text:style-name="P1">тушунтириш, намуна, насихат бериш кайси методларга киради…<text:span text:style-name="T1">(Jazolash)J: Ijtimoiy ongni shakllantiruvchi metod</text:span></text:p>
          </table:table-cell>
        </table:table-row>
        <table:table-row>
          <table:table-cell table:style-name="Table1.A171" office:value-type="string">
            <text:p text:style-name="P7">177</text:p>
          </table:table-cell>
          <table:table-cell table:style-name="Table1.A1" office:value-type="string">
            <text:p text:style-name="P1">машк килдириш ва ургатиш усуллари укувчиларни нимага ундайди…(<text:span text:style-name="T1">фикрлашга</text:span>)</text:p>
          </table:table-cell>
        </table:table-row>
        <table:table-row>
          <table:table-cell table:style-name="Table1.A171" office:value-type="string">
            <text:p text:style-name="P7">178</text:p>
          </table:table-cell>
          <table:table-cell table:style-name="Table1.A1" office:value-type="string">
            <text:p text:style-name="P1">укувчиларни фаолиятга ундовчи усулларни курсатинг…<text:span text:style-name="T1">(машк килдириш,o`yin, musobaqa va topshiriq</text:span>)</text:p>
          </table:table-cell>
        </table:table-row>
        <table:table-row>
          <table:table-cell table:style-name="Table1.A171" office:value-type="string">
            <text:p text:style-name="P7">179</text:p>
          </table:table-cell>
          <table:table-cell table:style-name="Table1.A1" office:value-type="string">
            <text:p text:style-name="P1">менежментнинг куйидаги кайси функцияси ходимларнинг талаб ва кизикишларига таянади…(<text:span text:style-name="T1">макуллаш, кунгил кутариш, ишонч билдириш, motivatsiya</text:span>)</text:p>
          </table:table-cell>
        </table:table-row>
        <table:table-row>
          <table:table-cell table:style-name="Table1.A171" office:value-type="string">
            <text:p text:style-name="P7">180</text:p>
          </table:table-cell>
          <table:table-cell table:style-name="Table1.A1" office:value-type="string">
            <text:p text:style-name="P1">Eyzenxauer matritsasi barcha masalalarni 2 omil ... asosida ajratish imkonini beradi <text:span text:style-name="T1">J: muhimligi va zarurligi</text:span></text:p>
          </table:table-cell>
        </table:table-row>
        <table:table-row>
          <table:table-cell table:style-name="Table1.A171" office:value-type="string">
            <text:p text:style-name="P7">181</text:p>
          </table:table-cell>
          <table:table-cell table:style-name="Table1.A1" office:value-type="string">
            <text:p text:style-name="P1">Taym-Menejment-бу…( <text:span text:style-name="T1">vaqtni to'g'ri tashkil etish va undan samarali foydalanish texnologiyasi</text:span>)</text:p>
          </table:table-cell>
        </table:table-row>
        <table:table-row>
          <table:table-cell table:style-name="Table1.A171" office:value-type="string">
            <text:p text:style-name="P7">182</text:p>
          </table:table-cell>
          <table:table-cell table:style-name="Table1.A1" office:value-type="string">
            <text:p text:style-name="P1">иш вакти бу…(<text:span text:style-name="T1">ishlarni bajarishga ajratilgan vaqt yoki ish faoliyatini bajarishda ish joyidagi faoliyat</text:span>)</text:p>
          </table:table-cell>
        </table:table-row>
        <table:table-row>
          <table:table-cell table:style-name="Table1.A171" office:value-type="string">
            <text:p text:style-name="P7">183</text:p>
          </table:table-cell>
          <table:table-cell table:style-name="Table1.A1" office:value-type="string">
            <text:p text:style-name="P1">максадларни ва уларга эришиш усулларии аниклаш сари ташланган биринчи кадам бу…(<text:span text:style-name="T1">tahlil</text:span>)</text:p>
          </table:table-cell>
        </table:table-row>
        <table:table-row>
          <table:table-cell table:style-name="Table1.A171" office:value-type="string">
            <text:p text:style-name="P7">184</text:p>
          </table:table-cell>
          <table:table-cell table:style-name="Table1.A1" office:value-type="string">
            <text:p text:style-name="P11">……<text:span text:style-name="T11">--талим муассасасининг стратегиясини шакллантириш жараёни булиб, бу жараён талим муассасасининг асосий иш фаолтяти ва мавжуд холатнинг тахлили, ички ва ташки омилларидан ташкиил топади (</text:span><text:span text:style-name="T2">Strategik rejalashtirish</text:span><text:span text:style-name="T11">)</text:span></text:p>
          </table:table-cell>
        </table:table-row>
        <table:table-row>
          <table:table-cell table:style-name="Table1.A171" office:value-type="string">
            <text:p text:style-name="P7">185</text:p>
          </table:table-cell>
          <table:table-cell table:style-name="Table1.A1" office:value-type="string">
            <text:p text:style-name="P1">талим муассасасининг кучли ва заиф томонлари кайси тахлил оркали аникланади…( <text:span text:style-name="T1">SWOT</text:span>)</text:p>
          </table:table-cell>
        </table:table-row>
        <table:table-row>
          <table:table-cell table:style-name="Table1.A171" office:value-type="string">
            <text:p text:style-name="P6">186</text:p>
          </table:table-cell>
          <table:table-cell table:style-name="Table1.B271" office:value-type="string">
            <text:p text:style-name="P9">Inklyuziv ta’lim sinflari va boshlang‘ich tayanch korreksion sinflarga qaysi toifadagi bolalar qabul qilinadi? <text:span text:style-name="T1">J: </text:span><text:span text:style-name="T3">Jismoniy, aqliy, sensor yoki ruhiy nuqsonlari boʻlgan</text:span></text:p>
          </table:table-cell>
        </table:table-row>
        <table:table-row>
          <table:table-cell table:style-name="Table1.A171" office:value-type="string">
            <text:p text:style-name="P7">187</text:p>
          </table:table-cell>
          <table:table-cell table:style-name="Table1.B272" office:value-type="string">
            <text:p text:style-name="P9">Inklyuziv ta’lim sinflarida jami o‘quvchilar soni nechi nafardan oshmasligi kerak?<text:span text:style-name="T1"> J: </text:span><text:span text:style-name="T3">30 </text:span><text:span text:style-name="T4">nafardan</text:span><text:span text:style-name="T1"> </text:span><text:span text:style-name="T4">oshmasligi</text:span><text:span text:style-name="T1"> </text:span><text:span text:style-name="T4">kerak</text:span></text:p>
          </table:table-cell>
        </table:table-row>
        <table:table-row>
          <table:table-cell table:style-name="Table1.A171" office:value-type="string">
            <text:p text:style-name="P7">188</text:p>
          </table:table-cell>
          <table:table-cell table:style-name="Table1.B272" office:value-type="string">
            <text:p text:style-name="P9">O‘quvchilarning o‘quv-tarbiya jarayonida ishtirokini ta’minlash hamda ularning individual (moslashtirilgan) ta’lim dasturlarini o‘zlashtirishda kimlar yaqindan yordamlashadi?  J:</text:p>
          </table:table-cell>
        </table:table-row>
        <table:table-row>
          <table:table-cell table:style-name="Table1.A171" office:value-type="string">
            <text:p text:style-name="P7">189</text:p>
          </table:table-cell>
          <table:table-cell table:style-name="Table1.B272" office:value-type="string">
            <text:p text:style-name="P9">Inklyuziv ta’lim tizimini joriy qilishda qaysi tamoyilda imkoniyati cheklangan bolalar  uchun maktablarga kirishning oson bo‘lishi tushunchasi yotadi? <text:span text:style-name="T1">J: </text:span><text:span text:style-name="T3">inklyuzivlik tamoyili imkoniyatlari cheklangan bolalar ijobiy ruhiy va ijtimoiy rivojlanishga ega bo'lishlari uchun oilada yashashlari va o'z tengdoshlari bilan birga oddiy maktabda bilim olishlari lozimligini nazarda tutadi</text:span></text:p>
          </table:table-cell>
        </table:table-row>
        <table:table-row>
          <table:table-cell table:style-name="Table1.A171" office:value-type="string">
            <text:p text:style-name="P7">190</text:p>
          </table:table-cell>
          <table:table-cell table:style-name="Table1.B271" office:value-type="string">
            <text:p text:style-name="P10">Inklyuziv ta’lim sinflari va boshlang‘ich tayanch korreksion sinflarda o‘quv-ta’lim jarayonini tashkil etishdagi quyidagi qaysi hukm to’g’ri?<text:span text:style-name="T1"> J:-inklyuziv ta’lim: maxsus ehtiyojli bolalarni umumta’lim<text:line-break/>maktablarida samarali ta’lim tarbiya olishi (ya’ni barcha e’tibor<text:line-break/>ta’lim sifatiga qaratiladi).Inklyuziv ta’lim bolani emas ta’lim mazmunini  </text:span><text:soft-page-break/><text:span text:style-name="T1">o’zgartirishni taqozo qiladi</text:span></text:p>
          </table:table-cell>
        </table:table-row>
        <table:table-row>
          <table:table-cell table:style-name="Table1.A171" office:value-type="string">
            <text:p text:style-name="P7">191</text:p>
          </table:table-cell>
          <table:table-cell table:style-name="Table1.B272" office:value-type="string">
            <text:p text:style-name="P8">O‘zbekiston respublikasi prezidentining  pq-4860 sonli “alohida ta’lim ehtiyojlari bo‘lgan bolalarga ta’lim-tarbiya berish tizimini yanada takomillashtirish chora-tadbirlari to‘g‘risida”gi qarori nechinchi yillarda amalga oshirilishi kerak? <text:span text:style-name="T1">J: </text:span><text:span text:style-name="T6">2020-2021 yillar</text:span></text:p>
          </table:table-cell>
        </table:table-row>
        <table:table-row>
          <table:table-cell table:style-name="Table1.A171" office:value-type="string">
            <text:p text:style-name="P7">192</text:p>
          </table:table-cell>
          <table:table-cell table:style-name="Table1.B272" office:value-type="string">
            <text:p text:style-name="P10">Inklyuziv ta’limning maqsadi — ? J<text:span text:style-name="T1">: </text:span><text:span text:style-name="T7">alohida ta’lim ehtiyojlari bo‘lgan o‘quvchilar uchun maktabda maxsus vosita va metodlarni qo‘llash orqali maxsus pedagoglarni jalb etgan holda to‘siqsiz moslashtirilgan ta’lim muhitini yaratish, ularning jamiyatga samarali moslashuvi hamda to‘laqonli uyg‘unlashuviga xizmat qiladigan sifatli umumiy o‘rta ta’lim berishni ta’minlashdan iborat.</text:span></text:p>
          </table:table-cell>
        </table:table-row>
        <table:table-row>
          <table:table-cell table:style-name="Table1.A171" office:value-type="string">
            <text:p text:style-name="P7">193</text:p>
          </table:table-cell>
          <table:table-cell table:style-name="Table1.B272" office:value-type="string">
            <text:p text:style-name="Table_20_Contents"><text:a xlink:type="simple" xlink:href="https://uz.wikipedia.org/wiki/Lotin_tili" text:style-name="Internet_20_link" text:visited-style-name="Visited_20_Internet_20_Link"><text:span text:style-name="T13">Diskriminatsiya nima? J: (lotincha: diskriminatio — farqlash) — davlat, yuridik yoki jismoniy shaxs huquqlarining (boshqa davlat, yuridik yoki jismoniy shaxs huquqlariga nisbatan) cheklanishi</text:span></text:a></text:p>
          </table:table-cell>
        </table:table-row>
        <table:table-row>
          <table:table-cell table:style-name="Table1.A171" office:value-type="string">
            <text:p text:style-name="P7">194</text:p>
          </table:table-cell>
          <table:table-cell table:style-name="Table1.B272" office:value-type="string">
            <text:p text:style-name="P9">Qaysi o’quv yilidan boshlab xalq ta’limi tizimida  inklyuziv va korreksion sinflar tajriba-sinov tariqasida ochila boshladi.<text:span text:style-name="T1">J: </text:span><text:span text:style-name="T3">2020−2021 yiilar</text:span></text:p>
          </table:table-cell>
        </table:table-row>
        <table:table-row>
          <table:table-cell table:style-name="Table1.A171" office:value-type="string">
            <text:p text:style-name="P7">195</text:p>
          </table:table-cell>
          <table:table-cell table:style-name="Table1.B272" office:value-type="string">
            <text:p text:style-name="P9">Alohida yordamga muhtoj bolalarni ta’lim bilan qamrab olish darajalari necha ko’rinishlarga ega? <text:span text:style-name="T1">J:2та Интегратция ва инклюзив</text:span></text:p>
          </table:table-cell>
        </table:table-row>
        <table:table-row>
          <table:table-cell table:style-name="Table1.A171" office:value-type="string">
            <text:p text:style-name="P7">196</text:p>
          </table:table-cell>
          <table:table-cell table:style-name="Table1.B272" office:value-type="string">
            <text:p text:style-name="P9">Inklyusiv ta'lim nima?<text:span text:style-name="T1"> J :davlat siyosati boʻlib, nogiron va sogʻlom bolalar oʻrtasidagi toʻsiqlarni bartaraf etish, maxsus taʼlimga muhtoj bolalar, (ayrim sabablarga koʻra nogiron boʻlgan) oʻsmirlar rivojlanishda uchraydigan nuqsonlar yoki iqtisodiy qiyinchiliklardan qatʼiy nazar ijtimoiy hayotga moslashtirishga yoʻnaltirilgan umumtaʼlim jarayoniga qoʻshishni ifodalovchi taʼlim tizimidir</text:span></text:p>
          </table:table-cell>
        </table:table-row>
        <table:table-row>
          <table:table-cell table:style-name="Table1.A171" office:value-type="string">
            <text:p text:style-name="P7">197</text:p>
          </table:table-cell>
          <table:table-cell table:style-name="Table1.B272" office:value-type="string">
            <text:p text:style-name="P9">Inklyuziv ta’lim sinflari va boshlang‘ich tayanch korreksion sinflarga quyidagi toifadagi bolalardan qaysi biri qabul qilinmaydi? <text:span text:style-name="T1">J: eshitishda nuqsoni bo‘lgan bolalar ,ko‘rishda nuqsoni bo‘lgan bolalar somatik kasalliklar ,nutqida og‘ir nuqsonlar bo‘lgan bolalar tayanch-harakat apparatida nuqsoni bo‘lgan bolalar, aqliy rivojlanishi o‘ta zaif bolalar;</text:span></text:p>
          </table:table-cell>
        </table:table-row>
        <table:table-row>
          <table:table-cell table:style-name="Table1.A171" office:value-type="string">
            <text:p text:style-name="P7">198</text:p>
          </table:table-cell>
          <table:table-cell table:style-name="Table1.B272" office:value-type="string">
            <text:p text:style-name="P9">Inklyuziv ta’lim sinflari va boshlang‘ich tayanch korreksion sinflardagi o‘quvchilarga individual ta’lim dasturlarini o‘zlashtirishga yordam ko‘rsatish kim tomonidan amalga oshiriladi?<text:span text:style-name="T1"> J: maxsus pedagoglar va tyutorlar (yordamchi pedagog xodimlar)</text:span></text:p>
          </table:table-cell>
        </table:table-row>
        <table:table-row>
          <table:table-cell table:style-name="Table1.A171" office:value-type="string">
            <text:p text:style-name="P7">199</text:p>
          </table:table-cell>
          <table:table-cell table:style-name="Table1.B272" office:value-type="string">
            <text:p text:style-name="P9">Tiflopedagogika qaysi soha nogironligi bo'lgan bolalar bilan ishlaydi?<text:span text:style-name="T1"> J: ko‘zi  ojiz  bolalarning ta’lim-tarbiyasi  bilan  shug‘ullanadigan  fan</text:span></text:p>
          </table:table-cell>
        </table:table-row>
        <table:table-row>
          <table:table-cell table:style-name="Table1.A171" office:value-type="string">
            <text:p text:style-name="P7">200</text:p>
          </table:table-cell>
          <table:table-cell table:style-name="Table1.B272" office:value-type="string">
            <text:p text:style-name="P9">O‘zbekiston Respublikasi Prezidentining “2022 — 2026-yillarga mo‘ljallangan yangi O‘zbekistonning taraqqiyot strategiyasi to‘g‘risi”da Farmoni qachon e’lon qilingan?<text:span text:style-name="T1"> J: 28.01.2022</text:span></text:p>
          </table:table-cell>
        </table:table-row>
        <table:table-row>
          <table:table-cell table:style-name="Table1.A171" office:value-type="string">
            <text:p text:style-name="P7">201</text:p>
          </table:table-cell>
          <table:table-cell table:style-name="Table1.B272" office:value-type="string">
            <text:p text:style-name="P11">“<text:span text:style-name="T12">Harakatlar strategiyasidan — Taraqqiyot strategiyasi sari” tamoyiliga asosan nechta ustuvor yo‘nalishdan iborat 2022 — 2026-yillarga mo‘ljallangan Yangi O‘zbekistonning taraqqiyot strategiyasi ishlab </text:span><text:soft-page-break/><text:span text:style-name="T12">chiqildi? </text:span><text:span text:style-name="T6">J: 7 ta yo‘nalish</text:span></text:p>
          </table:table-cell>
        </table:table-row>
        <table:table-row>
          <table:table-cell table:style-name="Table1.A171" office:value-type="string">
            <text:p text:style-name="P7">202</text:p>
          </table:table-cell>
          <table:table-cell table:style-name="Table1.B272" office:value-type="string">
            <text:p text:style-name="P11">“<text:span text:style-name="T12">Ta’lim to‘g‘risida”gi Qonunning nechanchi bobi “Ta’lim tashkilotlari pedagog xodimlarining huquqiy maqomi”ga qaratilgan? </text:span><text:span text:style-name="T6">J: 5--bob.</text:span></text:p>
          </table:table-cell>
        </table:table-row>
        <table:table-row>
          <table:table-cell table:style-name="Table1.A171" office:value-type="string">
            <text:p text:style-name="P7">203</text:p>
          </table:table-cell>
          <table:table-cell table:style-name="Table1.B272" office:value-type="string">
            <text:p text:style-name="P11">“<text:span text:style-name="T12">Ta’lim to‘g‘risida”gi Qonunning nechanchi bobi va moddasida “Pedagogik faoliyat bilan shug‘ullanish huquqilari” keltirilgan?</text:span><text:span text:style-name="T6">J: 1 bob 5 - modda </text:span></text:p>
          </table:table-cell>
        </table:table-row>
        <table:table-row>
          <table:table-cell table:style-name="Table1.A171" office:value-type="string">
            <text:p text:style-name="P7">204</text:p>
          </table:table-cell>
          <table:table-cell table:style-name="Table1.B272" office:value-type="string">
            <text:p text:style-name="P11">“<text:span text:style-name="T12">Ta’lim to‘g‘risida”gi Qonunning nechanchi  moddasida “Ta’lim turlari” keltirilgan? </text:span><text:span text:style-name="T6">J: 7-modda.</text:span></text:p>
          </table:table-cell>
        </table:table-row>
        <table:table-row>
          <table:table-cell table:style-name="Table1.A171" office:value-type="string">
            <text:p text:style-name="P7">205</text:p>
          </table:table-cell>
          <table:table-cell table:style-name="Table1.B272" office:value-type="string">
            <text:p text:style-name="P11">“<text:span text:style-name="T12">Ta’lim to‘g‘risida”gi Qonunning nechanchi moddasida “Professional ta’lim” keltirilgan? </text:span><text:span text:style-name="T6">J: 10-modda.</text:span></text:p>
          </table:table-cell>
        </table:table-row>
        <table:table-row>
          <table:table-cell table:style-name="Table1.A171" office:value-type="string">
            <text:p text:style-name="P7">206</text:p>
          </table:table-cell>
          <table:table-cell table:style-name="Table1.B272" office:value-type="string">
            <text:p text:style-name="P9">Professional ta’lim egallanadigan kasb va mutaxassislik bo‘yicha qanday darajalarni o‘z ichiga oladi? <text:span text:style-name="T1">J: boshlang‘ich professional ta’lim; o‘rta professional ta’lim; o‘rta maxsus professional ta’lim</text:span></text:p>
          </table:table-cell>
        </table:table-row>
        <table:table-row>
          <table:table-cell table:style-name="Table1.A171" office:value-type="string">
            <text:p text:style-name="P7">207</text:p>
          </table:table-cell>
          <table:table-cell table:style-name="Table1.B272" office:value-type="string">
            <text:p text:style-name="P11">“<text:span text:style-name="T12">Ta’lim to‘g‘risida”gi Qonunning nechanchi moddasida “Dual ta’lim” keltirilgan?</text:span><text:span text:style-name="T6"> J: 17-modda</text:span></text:p>
          </table:table-cell>
        </table:table-row>
        <table:table-row>
          <table:table-cell table:style-name="Table1.A171" office:value-type="string">
            <text:p text:style-name="P7">208</text:p>
          </table:table-cell>
          <table:table-cell table:style-name="Table1.B272" office:value-type="string">
            <text:p text:style-name="P9">Ta’lim ta’lim oluvchilar tomonidan zarur bilim, malaka va ko‘nikmalarni olishga qaratilgan bo‘lib, ularning nazariy qismi ta’lim tashkiloti negizida, amaliy qismi esa ta’lim oluvchining ish joyida amalga oshiriladigan ta’lim bu-? </text:p>
          </table:table-cell>
        </table:table-row>
        <table:table-row>
          <table:table-cell table:style-name="Table1.A171" office:value-type="string">
            <text:p text:style-name="P7">209</text:p>
          </table:table-cell>
          <table:table-cell table:style-name="Table1.B272" office:value-type="string">
            <text:p text:style-name="P9">Ta’lim olish o‘quv dasturlarini mustaqil ravishda o‘zlashtirib, uning yakunlari bo‘yicha ta’lim oluvchilardan davlat ta’lim muassasalarida yakuniy va davlat attestatsiyalaridan o‘tishni talab etadigan ta’lim bu-?<text:span text:style-name="T1"> J: </text:span><text:span text:style-name="T10">DTS (davlat ta’lim standarti)</text:span></text:p>
          </table:table-cell>
        </table:table-row>
        <table:table-row>
          <table:table-cell table:style-name="Table1.A171" office:value-type="string">
            <text:p text:style-name="P7">210</text:p>
          </table:table-cell>
          <table:table-cell table:style-name="Table1.B272" office:value-type="string">
            <text:p text:style-name="P9">Semestr davomida o‘quv dasturining tegishli (fanning bir necha mavzularini o‘z ichiga olgan) bo‘limi tugallangandan keyin talabaning bilim va amaliy ko‘nikma darajasini aniqlash va baholash usuli qanday nazorat turi hisoblanadi? <text:span text:style-name="T1">J: </text:span><text:span text:style-name="T8">oraliq nazorat (ON)</text:span></text:p>
          </table:table-cell>
        </table:table-row>
        <table:table-row>
          <table:table-cell table:style-name="Table1.A171" office:value-type="string">
            <text:p text:style-name="P7">211</text:p>
          </table:table-cell>
          <table:table-cell table:style-name="Table1.B272" office:value-type="string">
            <text:p text:style-name="P9">Ta'lim oluvchining dastur bo‘yicha o‘zlashtirgan ballari o‘rtacha qiymati nima deb ataladi? <text:span text:style-name="T1">J: </text:span><text:span text:style-name="T5">GPA (Grade Point Average)</text:span><text:span text:style-name="T1"> </text:span></text:p>
          </table:table-cell>
        </table:table-row>
        <table:table-row>
          <table:table-cell table:style-name="Table1.A171" office:value-type="string">
            <text:p text:style-name="P7">212</text:p>
          </table:table-cell>
          <table:table-cell table:style-name="Table1.B272" office:value-type="string">
            <text:p text:style-name="P9">Ta'lim olish natijalariga ko‘ra talaba tomonidan muayyan fan bo‘yicha o‘zlashtirilgan o‘quv yuklamasining o‘lchov birligi nima deb ataladi? <text:span text:style-name="T1">J: </text:span><text:span text:style-name="T5">kredit</text:span></text:p>
          </table:table-cell>
        </table:table-row>
        <table:table-row>
          <table:table-cell table:style-name="Table1.A171" office:value-type="string">
            <text:p text:style-name="P7">213</text:p>
          </table:table-cell>
          <table:table-cell table:style-name="Table1.B272" office:value-type="string">
            <text:p text:style-name="P9">Ta'lim olishning tegishli davrida o‘zlashtirilgan kreditlar va baholarning harf va raqamlardagi ifodasi ko‘rsatib o‘tilgan fanlar ro‘yxatini o‘z ichiga olgan belgilangan shakldagi hujjat nima deb ataladi? <text:span text:style-name="T1">J: </text:span><text:span text:style-name="T7">transkript</text:span></text:p>
          </table:table-cell>
        </table:table-row>
        <table:table-row>
          <table:table-cell table:style-name="Table1.A171" office:value-type="string">
            <text:p text:style-name="P7">214</text:p>
          </table:table-cell>
          <table:table-cell table:style-name="Table1.B272" office:value-type="string">
            <text:p text:style-name="P9">Ta'lim elementlarini o‘zlashtirish va boshqa yutuqlarga erishish natijasida taqdim etiladigan kredit birliklarini to‘plash jarayoni nima deb ataladi? <text:span text:style-name="T1">J:</text:span><text:span text:style-name="T5">kredit to‘plash</text:span></text:p>
          </table:table-cell>
        </table:table-row>
        <table:table-row>
          <table:table-cell table:style-name="Table1.A171" office:value-type="string">
            <text:p text:style-name="P7">215</text:p>
          </table:table-cell>
          <table:table-cell table:style-name="Table1.B272" office:value-type="string">
            <text:p text:style-name="P9">O’quvchilarning  bilim, ko’nikma va malakalarini hisobga olish turlarini belgilang?  </text:p>
          </table:table-cell>
        </table:table-row>
        <table:table-row>
          <table:table-cell table:style-name="Table1.A171" office:value-type="string">
            <text:p text:style-name="P7">216</text:p>
          </table:table-cell>
          <table:table-cell table:style-name="Table1.B272" office:value-type="string">
            <text:p text:style-name="Table_20_Contents"><text:a xlink:type="simple" xlink:href="https://fayllar.org/namangan-viloyat-kosonsoy-tuman-xtbga-qarashli.html" text:style-name="Internet_20_link" text:visited-style-name="Visited_20_Internet_20_Link"><text:span text:style-name="T14">Kundalik nazoratga berilgan to’g’ri ta’rifni aniqlang?  J: o’quvchilar </text:span></text:a><text:soft-page-break/><text:a xlink:type="simple" xlink:href="https://fayllar.org/namangan-viloyat-kosonsoy-tuman-xtbga-qarashli.html" text:style-name="Internet_20_link" text:visited-style-name="Visited_20_Internet_20_Link"><text:span text:style-name="T14">tomonidan berilgan bilimlarni qay darajada o’zlashtirilayotganini muntazam nazorat qilish</text:span></text:a></text:p>
          </table:table-cell>
        </table:table-row>
        <table:table-row>
          <table:table-cell table:style-name="Table1.A171" office:value-type="string">
            <text:p text:style-name="P7">217</text:p>
          </table:table-cell>
          <table:table-cell table:style-name="Table1.B272" office:value-type="string">
            <text:p text:style-name="P9">Ko‘nikma va malakalarni mustahkamlovchi darsning tuzilishi?  <text:span text:style-name="T1">J:o'z ustida koproq mashq qilish test nazoratlardan foydalanish</text:span></text:p>
          </table:table-cell>
        </table:table-row>
        <table:table-row>
          <table:table-cell table:style-name="Table1.A171" office:value-type="string">
            <text:p text:style-name="P7">218</text:p>
          </table:table-cell>
          <table:table-cell table:style-name="Table1.B272" office:value-type="string">
            <text:p text:style-name="P10">Kundalik tekshirishda asosan qaysi metoddan foydalaniladi?<text:span text:style-name="T1"> J: </text:span><text:span text:style-name="T10">amaliy ish, mustaqil ish, Individual, og’zaki va yozma,og’zaki, yozma, test,</text:span></text:p>
          </table:table-cell>
        </table:table-row>
        <table:table-row>
          <table:table-cell table:style-name="Table1.A171" office:value-type="string">
            <text:p text:style-name="P7">219</text:p>
          </table:table-cell>
          <table:table-cell table:style-name="Table1.B272" office:value-type="string">
            <text:p text:style-name="P9">Qisqa vaqt ichida ko’pchilikni baholash uchun qaysi metoddan foydalaniladi?<text:span text:style-name="T1"> J: </text:span><text:span text:style-name="T7">test</text:span></text:p>
          </table:table-cell>
        </table:table-row>
        <table:table-row>
          <table:table-cell table:style-name="Table1.A171" office:value-type="string">
            <text:p text:style-name="P7">220</text:p>
          </table:table-cell>
          <table:table-cell table:style-name="Table1.B272" office:value-type="string">
            <text:p text:style-name="P11">“<text:span text:style-name="T12">4” ball necha foiz to’plangan ball uchun qo’yiladi? </text:span><text:span text:style-name="T6">J: </text:span><text:span text:style-name="T7">85% to’plangan ball uchun</text:span></text:p>
          </table:table-cell>
        </table:table-row>
        <table:table-row>
          <table:table-cell table:style-name="Table1.A171" office:value-type="string">
            <text:p text:style-name="P7">221</text:p>
          </table:table-cell>
          <table:table-cell table:style-name="Table1.B272" office:value-type="string">
            <text:p text:style-name="P9">O‘quv jarayonida kechadigan barcha jihatlarni uning mahsuli bilan bog‘liq holda, o‘z vaqtida aniqlash, baholash va tahlil qilishga nima deyiladi? <text:span text:style-name="T1">J:</text:span><text:span text:style-name="T7">Didaktik tashxislashning </text:span><text:span text:style-name="T9">maqsadi</text:span></text:p>
          </table:table-cell>
        </table:table-row>
        <table:table-row>
          <table:table-cell table:style-name="Table1.A171" office:value-type="string">
            <text:p text:style-name="P7">222</text:p>
          </table:table-cell>
          <table:table-cell table:style-name="Table1.B272" office:value-type="string">
            <text:p text:style-name="P9">Nazorat, tekshirish, baholash, statistic ma’lumotlar to‘plash, ularni tahlil qilish, dinamika, tendensiyalarni aniqlash, voqealarning keyingi rivojini taxminlashni o‘z ichiga oladi. Ushbu ta’rifning javobi to’g’ri berilgan qatorni toping? <text:span text:style-name="T1">J: </text:span><text:span text:style-name="T3">Tashxis</text:span></text:p>
          </table:table-cell>
        </table:table-row>
        <table:table-row>
          <table:table-cell table:style-name="Table1.A171" office:value-type="string">
            <text:p text:style-name="P7">223</text:p>
          </table:table-cell>
          <table:table-cell table:style-name="Table1.B272" office:value-type="string">
            <text:p text:style-name="P9">Nazorat qilish nima? <text:span text:style-name="T1">J: </text:span><text:span text:style-name="T3">tizimining asosiy funksiyalaridan biri hisoblanadi. </text:span><text:span text:style-name="T4">Nazoratning</text:span><text:span text:style-name="T1"> </text:span><text:span text:style-name="T3">ikkinchi optimal ishlashini taʼminlash uchun boshqariladigan tizimning xatti-harakatlarini monitoring </text:span><text:span text:style-name="T4">qilish</text:span><text:span text:style-name="T1"> </text:span><text:span text:style-name="T3">asosida amalga oshiriladi (erishilgan natijalarni oʻlchash va ularni kutilgan natijalar bilan bogʻlash).</text:span></text:p>
          </table:table-cell>
        </table:table-row>
        <table:table-row>
          <table:table-cell table:style-name="Table1.A171" office:value-type="string">
            <text:p text:style-name="P7">224</text:p>
          </table:table-cell>
          <table:table-cell table:style-name="Table1.B272" office:value-type="string">
            <text:p text:style-name="P9">Nazoratning tarkibiy qismi bo‘lib, uning asosiy didaktik vazifasi o‘qituvchi va o‘quvchilar o‘ rtasida aks aloqani ta’minlash, pedagog tomonidan o‘quv materialini o‘zlashtirish haqida obyektiv axborot olinishi hamda bilimlardagi kamchilik va nuqsonlarni o‘z vaqtida aniqlashdir. Tashxislashning qaysi tarkibiy qismi hisoblanadi?<text:span text:style-name="T1"> J: </text:span><text:span text:style-name="T10">Tekshirish</text:span></text:p>
          </table:table-cell>
        </table:table-row>
        <table:table-row>
          <table:table-cell table:style-name="Table1.A171" office:value-type="string">
            <text:p text:style-name="P7">225</text:p>
          </table:table-cell>
          <table:table-cell table:style-name="Table1.B272" office:value-type="string">
            <text:p text:style-name="P9">O‘quvchilarning bilim va malakalarini tekshirish nechta bo’g’inda olib boriladi? <text:span text:style-name="T1">J:5 ta</text:span></text:p>
          </table:table-cell>
        </table:table-row>
        <table:table-row>
          <table:table-cell table:style-name="Table1.A171" office:value-type="string">
            <text:p text:style-name="P7">226</text:p>
          </table:table-cell>
          <table:table-cell table:style-name="Table1.B272" office:value-type="string">
            <text:p text:style-name="P9">O‘quvchilarning bilim va malakalarini tekshirishning birinchi bo’g’ini nima deyiladi? <text:span text:style-name="T1">J: </text:span><text:span text:style-name="T8">ta’lim oluvchilarning bilim darajasini oldindan aniqlash hisoblanadi. </text:span></text:p>
          </table:table-cell>
        </table:table-row>
        <table:table-row>
          <table:table-cell table:style-name="Table1.A171" office:value-type="string">
            <text:p text:style-name="P7">227</text:p>
          </table:table-cell>
          <table:table-cell table:style-name="Table1.B272" office:value-type="string">
            <text:p text:style-name="P9">Ta’lim olganlikni nazorat qilish va tashxislash tamoyillariga qaysilar kiradi? <text:span text:style-name="T1">J: </text:span><text:span text:style-name="T3">xolis (obyektiv)lik, tizimli (sistemali)lik, ko'rgazmali (oshkora)lik</text:span></text:p>
          </table:table-cell>
        </table:table-row>
        <table:table-row>
          <table:table-cell table:style-name="Table1.A171" office:value-type="string">
            <text:p text:style-name="P7">228</text:p>
          </table:table-cell>
          <table:table-cell table:style-name="Table1.B272" office:value-type="string">
            <text:p text:style-name="P9">Hozirgi davr pedagogik amaliyotida o‘quvchilar o‘quv faoliyatini nazorat qilishning qo‘yidagi turlaridan foydalaniladi? <text:span text:style-name="T1">J: — </text:span><text:span text:style-name="T10">joriy  nazorat;—  oraliq  nazorat;—  yakuniy  nazorat.</text:span></text:p>
          </table:table-cell>
        </table:table-row>
        <table:table-row>
          <table:table-cell table:style-name="Table1.A171" office:value-type="string">
            <text:p text:style-name="P7">229</text:p>
          </table:table-cell>
          <table:table-cell table:style-name="Table1.B272" office:value-type="string">
            <text:p text:style-name="P9">Agar: a) o‘quvchi o‘rganilgan mavzuni o‘zlashtirgan, lekin mustaqil tushuntirib berishda o‘qituvchining aniqlashtiruvchi savollariga ehtiyoj <text:soft-page-break/>sezsa; b) savollarning mantiqiy tuzuilishini o‘zgartirib berganda, javob berishga qiynalsa; v) yozma ishda xatolari bor bo‘lsa. Bunday xolatda o’quvchiga qanday baxo qo’yiladi?<text:span text:style-name="T1"> J:</text:span><text:span text:style-name="T5">«3» baho qo’yiladi</text:span></text:p>
          </table:table-cell>
        </table:table-row>
        <table:table-row>
          <table:table-cell table:style-name="Table1.A171" office:value-type="string">
            <text:p text:style-name="P7">230</text:p>
          </table:table-cell>
          <table:table-cell table:style-name="Table1.B272" office:value-type="string">
            <text:p text:style-name="P9">agar: a) o‘quvchi o‘rganilgan mavzuning mohiyatini bilsa;   b) o‘qituvchining savollariga qiynalmasdan javob bera olsa; v) egallangan bilimlarni amaliyotda qo‘llay olsa; g) og‘zaki javob berishda jiddiy xatolarga yo‘l qo‘ymasdan, o‘qituvchining qo‘shimcha savollari bilan xatolarini to‘g‘rilay olsa hamda yozma ishda uncha jiddiy bo‘lmagan xatoga yo‘l qo‘ysa qo‘yiladi. Bunday xolatda o’quvchiga qanday baxo qo’yiladi?<text:span text:style-name="T1">J:</text:span><text:span text:style-name="T5">«4» baho qo’yiladi</text:span></text:p>
          </table:table-cell>
        </table:table-row>
        <table:table-row>
          <table:table-cell table:style-name="Table1.A171" office:value-type="string">
            <text:p text:style-name="P7">231</text:p>
          </table:table-cell>
          <table:table-cell table:style-name="Table1.B272" office:value-type="string">
            <text:p text:style-name="P9">agar: a) o‘quvchi o‘rganilgan mavzu haqida tushunchaga ega, biroq mavzuni o‘zlashtirmagan, b) yozma ishda qo‘pol xatolarga yo‘l qo‘ysa qo‘yiladi. Bunday xolatda o’quvchiga qanday baxo qo’yiladi? <text:span text:style-name="T1">J:</text:span><text:span text:style-name="T5">«2» baho qo’yiladi</text:span></text:p>
          </table:table-cell>
        </table:table-row>
        <table:table-row>
          <table:table-cell table:style-name="Table1.A171" office:value-type="string">
            <text:p text:style-name="P7">232</text:p>
          </table:table-cell>
          <table:table-cell table:style-name="Table1.B272" office:value-type="string">
            <text:p text:style-name="P9">Monitoring tushunchasining ma’nosi qaysi javobda berilgan? <text:span text:style-name="T1">J: </text:span><text:span text:style-name="T4">inglizcha atama bo’lib, “uzluksiz kuzatish”</text:span><text:span text:style-name="T3">.</text:span></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ce style:name="Times New Roman" svg:font-family="'Times New Roman'"/>
    <style:font-face style:name="TimesNewRomanPSMT" svg:font-family="TimesNewRomanPSM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3-09T09:07:51.607538400</meta:creation-date>
    <dc:date>2023-03-09T09:09:45.381511090</dc:date>
    <meta:editing-duration>PT1M54S</meta:editing-duration>
    <meta:editing-cycles>1</meta:editing-cycles>
    <meta:generator>LibreOffice/7.3.7.2$MacOSX_X86_64 LibreOffice_project/e114eadc50a9ff8d8c8a0567d6da8f454beeb84f</meta:generator>
    <meta:document-statistic meta:table-count="1" meta:image-count="0" meta:object-count="0" meta:page-count="19" meta:paragraph-count="546" meta:word-count="4637" meta:character-count="38959" meta:non-whitespace-character-count="34771"/>
  </office:meta>
</office:document-meta>
</file>